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automatic-styles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261.16pt"/>
    </style:style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70.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328.31pt"/>
    </style:style>
    <style:style style:name="co9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20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27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27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27">
      <style:text-properties style:text-position=""/>
    </style:style>
    <style:style style:name="ce9" style:family="table-cell" style:parent-style-name="Default" style:data-style-name="N127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00">
      <style:text-properties style:text-position="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fo:border-left="0.06pt solid #000000" fo:border-right="none" fo:border-top="none"/>
      <style:text-properties style:text-position="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text-position="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127"/>
    <style:style style:name="ce35" style:family="table-cell" style:parent-style-name="Default" style:data-style-name="N12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27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27">
      <style:text-properties fo:font-weight="bold" style:font-weight-asian="bold" style:font-weight-complex="bold"/>
    </style:style>
    <style:style style:name="ce44" style:family="table-cell" style:parent-style-name="Default" style:data-style-name="N127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Revenue &amp; Expenditure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ce34"/>
        <table:table-row table:style-name="ro1">
          <table:table-cell table:number-columns-repeated="2"/>
          <table:table-cell table:style-name="ce30" office:value-type="string" calcext:value-type="string">
            <text:p>Table 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State Budge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Revenue &amp; Expenditure by Chapte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for Financial Years 2001 &amp; 2002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ce31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REVENUE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27" office:value-type="string" calcext:value-type="string">
            <text:p>Chapter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float" office:value="2002" calcext:value-type="float">
            <text:p>2002</text:p>
          </table:table-cell>
          <table:table-cell table:style-name="ce37"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Oil &amp; Natural Gas</text:p>
          </table:table-cell>
          <table:table-cell table:formula="of:=[Revenue.E8]" office:value-type="float" office:value="365000000" calcext:value-type="float">
            <text:p>365,000,000 </text:p>
          </table:table-cell>
          <table:table-cell table:style-name="ce38" table:formula="of:=[Revenue.F8]" office:value-type="float" office:value="365000000" calcext:value-type="float">
            <text:p>365,000,000 </text:p>
          </table:table-cell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Taxes &amp; Duties</text:p>
          </table:table-cell>
          <table:table-cell table:formula="of:=[Revenue.E12]" office:value-type="float" office:value="114605000" calcext:value-type="float">
            <text:p>114,605,000 </text:p>
          </table:table-cell>
          <table:table-cell table:style-name="ce38" table:formula="of:=[Revenue.F12]" office:value-type="float" office:value="115275000" calcext:value-type="float">
            <text:p>115,275,000 </text:p>
          </table:table-cell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Government good and services</text:p>
          </table:table-cell>
          <table:table-cell table:formula="of:=[Revenue.E17]" office:value-type="float" office:value="108200000" calcext:value-type="float">
            <text:p>108,200,000 </text:p>
          </table:table-cell>
          <table:table-cell table:style-name="ce38" table:formula="of:=[Revenue.F17]" office:value-type="float" office:value="104920000" calcext:value-type="float">
            <text:p>104,920,000 </text:p>
          </table:table-cell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Government investments and properties</text:p>
          </table:table-cell>
          <table:table-cell table:formula="of:=[Revenue.E20]" office:value-type="float" office:value="43833000" calcext:value-type="float">
            <text:p>43,833,000 </text:p>
          </table:table-cell>
          <table:table-cell table:style-name="ce38" table:formula="of:=[Revenue.F20]" office:value-type="float" office:value="40545000" calcext:value-type="float">
            <text:p>40,545,000 </text:p>
          </table:table-cell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table:formula="of:=[Revenue.E24]" office:value-type="float" office:value="37600000" calcext:value-type="float">
            <text:p>37,600,000 </text:p>
          </table:table-cell>
          <table:table-cell table:style-name="ce38" table:formula="of:=[Revenue.F24]" office:value-type="float" office:value="37600000" calcext:value-type="float">
            <text:p>37,600,000 </text:p>
          </table:table-cell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Sales of capital assets</text:p>
          </table:table-cell>
          <table:table-cell table:formula="of:=[Revenue.E26]" office:value-type="float" office:value="136000" calcext:value-type="float">
            <text:p>136,000 </text:p>
          </table:table-cell>
          <table:table-cell table:style-name="ce38" table:formula="of:=[Revenue.F26]" office:value-type="float" office:value="130000" calcext:value-type="float">
            <text:p>130,000 </text:p>
          </table:table-cell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Fines, penalties and miscellaneous income</text:p>
          </table:table-cell>
          <table:table-cell table:formula="of:=[Revenue.E29]" office:value-type="float" office:value="5626000" calcext:value-type="float">
            <text:p>5,626,000 </text:p>
          </table:table-cell>
          <table:table-cell table:style-name="ce38" table:formula="of:=[Revenue.F29]" office:value-type="float" office:value="5530000" calcext:value-type="float">
            <text:p>5,530,000 </text:p>
          </table:table-cell>
        </table:table-row>
        <table:table-row table:style-name="ro1">
          <table:table-cell/>
          <table:table-cell table:style-name="ce29"/>
          <table:table-cell table:style-name="ce32" office:value-type="string" calcext:value-type="string">
            <text:p>Total state revenue</text:p>
          </table:table-cell>
          <table:table-cell table:style-name="ce35" table:formula="of:=SUM([.D10:.D16])" office:value-type="float" office:value="675000000" calcext:value-type="float">
            <text:p>675,000,000 </text:p>
          </table:table-cell>
          <table:table-cell table:style-name="ce39" table:formula="of:=SUM([.E10:.E16])" office:value-type="float" office:value="669000000" calcext:value-type="float">
            <text:p>669,000,000 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>
            <text:p>EXPENDITUR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27" office:value-type="string" calcext:value-type="string">
            <text:p>Chapter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float" office:value="2002" calcext:value-type="float">
            <text:p>2002</text:p>
          </table:table-cell>
          <table:table-cell table:style-name="ce37"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Manpower Expenses</text:p>
          </table:table-cell>
          <table:table-cell table:formula="of:=['General Expenditure'.D8]" office:value-type="float" office:value="416456052" calcext:value-type="float">
            <text:p>416,456,052 </text:p>
          </table:table-cell>
          <table:table-cell table:style-name="ce38" table:formula="of:=['General Expenditure'.E8]" office:value-type="float" office:value="404394609" calcext:value-type="float">
            <text:p>404,394,609 </text:p>
          </table:table-cell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ervice Expenses</text:p>
          </table:table-cell>
          <table:table-cell table:formula="of:=['General Expenditure'.D50]" office:value-type="float" office:value="66609534" calcext:value-type="float">
            <text:p>66,609,534 </text:p>
          </table:table-cell>
          <table:table-cell table:style-name="ce38" table:formula="of:=['General Expenditure'.E50]" office:value-type="float" office:value="65799540" calcext:value-type="float">
            <text:p>65,799,540 </text:p>
          </table:table-cell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Expenditure on Consumer Goods</text:p>
          </table:table-cell>
          <table:table-cell table:formula="of:=['General Expenditure'.D92]" office:value-type="float" office:value="34881930" calcext:value-type="float">
            <text:p>34,881,930 </text:p>
          </table:table-cell>
          <table:table-cell table:style-name="ce38" table:formula="of:=['General Expenditure'.E92]" office:value-type="float" office:value="34301532" calcext:value-type="float">
            <text:p>34,301,532 </text:p>
          </table:table-cell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Expenditure on Capital Goods</text:p>
          </table:table-cell>
          <table:table-cell table:formula="of:=['General Expenditure'.D134]" office:value-type="float" office:value="8532277" calcext:value-type="float">
            <text:p>8,532,277 </text:p>
          </table:table-cell>
          <table:table-cell table:style-name="ce38" table:formula="of:=['General Expenditure'.E134]" office:value-type="float" office:value="8942366" calcext:value-type="float">
            <text:p>8,942,366 </text:p>
          </table:table-cell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Maintenance Expenses</text:p>
          </table:table-cell>
          <table:table-cell table:formula="of:=['General Expenditure'.D176]" office:value-type="float" office:value="25032043" calcext:value-type="float">
            <text:p>25,032,043 </text:p>
          </table:table-cell>
          <table:table-cell table:style-name="ce38" table:formula="of:=['General Expenditure'.E176]" office:value-type="float" office:value="24732824" calcext:value-type="float">
            <text:p>24,732,824 </text:p>
          </table:table-cell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Transfer Expenses</text:p>
          </table:table-cell>
          <table:table-cell table:formula="of:=['General Expenditure'.D218]" office:value-type="float" office:value="60336000" calcext:value-type="float">
            <text:p>60,336,000 </text:p>
          </table:table-cell>
          <table:table-cell table:style-name="ce38" table:formula="of:=['General Expenditure'.E218]" office:value-type="float" office:value="62317000" calcext:value-type="float">
            <text:p>62,317,000 </text:p>
          </table:table-cell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Subsidies &amp; Interest Payments</text:p>
          </table:table-cell>
          <table:table-cell table:formula="of:=['General Expenditure'.D241]" office:value-type="float" office:value="63152164" calcext:value-type="float">
            <text:p>63,152,164 </text:p>
          </table:table-cell>
          <table:table-cell table:style-name="ce38" table:formula="of:=['General Expenditure'.E241]" office:value-type="float" office:value="62512129" calcext:value-type="float">
            <text:p>62,512,129 </text:p>
          </table:table-cell>
        </table:table-row>
        <table:table-row table:style-name="ro1">
          <table:table-cell/>
          <table:table-cell table:style-name="ce29"/>
          <table:table-cell table:style-name="ce32" office:value-type="string" calcext:value-type="string">
            <text:p>Total Recurrent Expenditure</text:p>
          </table:table-cell>
          <table:table-cell table:style-name="ce35" table:formula="of:=SUM([.D23:.D29])" office:value-type="float" office:value="675000000" calcext:value-type="float">
            <text:p>675,000,000 </text:p>
          </table:table-cell>
          <table:table-cell table:style-name="ce39" table:formula="of:=SUM([.E23:.E29])" office:value-type="float" office:value="663000000" calcext:value-type="float">
            <text:p>663,000,000 </text:p>
          </table:table-cell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Project Expenditure</text:p>
          </table:table-cell>
          <table:table-cell table:style-name="ce36" table:formula="of:=['General Expenditure'.D258]" office:value-type="float" office:value="160000000" calcext:value-type="float">
            <text:p>160,000,000 </text:p>
          </table:table-cell>
          <table:table-cell table:style-name="ce40" table:formula="of:=['General Expenditure'.E258]" office:value-type="float" office:value="160000000" calcext:value-type="float">
            <text:p>160,000,000 </text:p>
          </table:table-cell>
        </table:table-row>
        <table:table-row table:style-name="ro1">
          <table:table-cell/>
          <table:table-cell table:style-name="ce29"/>
          <table:table-cell table:style-name="ce32" office:value-type="string" calcext:value-type="string">
            <text:p>Total state expenditure</text:p>
          </table:table-cell>
          <table:table-cell table:style-name="ce35" table:formula="of:=SUM([.D30:.D31])" office:value-type="float" office:value="835000000" calcext:value-type="float">
            <text:p>835,000,000 </text:p>
          </table:table-cell>
          <table:table-cell table:style-name="ce39" table:formula="of:=SUM([.E30:.E31])" office:value-type="float" office:value="823000000" calcext:value-type="float">
            <text:p>823,000,000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9"/>
          <table:table-cell table:style-name="ce32" office:value-type="string" calcext:value-type="string">
            <text:p>Budget deficit</text:p>
          </table:table-cell>
          <table:table-cell table:style-name="ce35" table:formula="of:=[.D32]-[.D17]" office:value-type="float" office:value="160000000" calcext:value-type="float">
            <text:p>160,000,000 </text:p>
          </table:table-cell>
          <table:table-cell table:style-name="ce39" table:formula="of:=[.E32]-[.E17]" office:value-type="float" office:value="154000000" calcext:value-type="float">
            <text:p>154,000,000 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enue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ce8"/>
        <table:table-column table:style-name="co1" table:number-columns-repeated="101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Table 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Revenue by Chapter and Sec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for Financial Years 2001 &amp; 200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Oil and natural gas</text:p>
          </table:table-cell>
          <table:table-cell table:style-name="ce17" table:formula="of:=SUM([.E9:.E11])" office:value-type="float" office:value="365000000" calcext:value-type="float">
            <text:p>365,000,000 </text:p>
          </table:table-cell>
          <table:table-cell table:style-name="ce18" table:formula="of:=SUM([.F9:.F11])" office:value-type="float" office:value="365000000" calcext:value-type="float">
            <text:p>365,0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 sales</text:p>
          </table:table-cell>
          <table:table-cell office:value-type="float" office:value="303500000" calcext:value-type="float">
            <text:p>303,500,000 </text:p>
          </table:table-cell>
          <table:table-cell table:style-name="ce12" office:value-type="float" office:value="303500000" calcext:value-type="float">
            <text:p>303,5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sales</text:p>
          </table:table-cell>
          <table:table-cell office:value-type="float" office:value="60000000" calcext:value-type="float">
            <text:p>60,000,000 </text:p>
          </table:table-cell>
          <table:table-cell table:style-name="ce12" office:value-type="float" office:value="60000000" calcext:value-type="float">
            <text:p>60,0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il taxes and dutie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string" calcext:value-type="string">
            <text:p>Taxes and duties</text:p>
          </table:table-cell>
          <table:table-cell table:style-name="ce17" table:formula="of:=SUM([.E13:.E16])" office:value-type="float" office:value="114605000" calcext:value-type="float">
            <text:p>114,605,000 </text:p>
          </table:table-cell>
          <table:table-cell table:style-name="ce18" table:formula="of:=SUM([.F13:.F16])" office:value-type="float" office:value="115275000" calcext:value-type="float">
            <text:p>115,275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es and duties on consumption of goods and products</text:p>
          </table:table-cell>
          <table:table-cell office:value-type="float" office:value="2300000" calcext:value-type="float">
            <text:p>2,300,000 </text:p>
          </table:table-cell>
          <table:table-cell table:style-name="ce12" office:value-type="float" office:value="2300000" calcext:value-type="float">
            <text:p>2,3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es and duties on international trade</text:p>
          </table:table-cell>
          <table:table-cell office:value-type="float" office:value="56405000" calcext:value-type="float">
            <text:p>56,405,000 </text:p>
          </table:table-cell>
          <table:table-cell table:style-name="ce12" office:value-type="float" office:value="57875000" calcext:value-type="float">
            <text:p>57,875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stration and license fees</text:p>
          </table:table-cell>
          <table:table-cell office:value-type="float" office:value="11638000" calcext:value-type="float">
            <text:p>11,638,000 </text:p>
          </table:table-cell>
          <table:table-cell table:style-name="ce12" office:value-type="float" office:value="11166000" calcext:value-type="float">
            <text:p>11,166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tive fees and duties</text:p>
          </table:table-cell>
          <table:table-cell office:value-type="float" office:value="44262000" calcext:value-type="float">
            <text:p>44,262,000 </text:p>
          </table:table-cell>
          <table:table-cell table:style-name="ce12" office:value-type="float" office:value="43934000" calcext:value-type="float">
            <text:p>43,934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Government good and services</text:p>
          </table:table-cell>
          <table:table-cell table:style-name="ce17" table:formula="of:=SUM([.E18:.E19])" office:value-type="float" office:value="108200000" calcext:value-type="float">
            <text:p>108,200,000 </text:p>
          </table:table-cell>
          <table:table-cell table:style-name="ce18" table:formula="of:=SUM([.F18:.F19])" office:value-type="float" office:value="104920000" calcext:value-type="float">
            <text:p>104,92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ment services</text:p>
          </table:table-cell>
          <table:table-cell office:value-type="float" office:value="40720000" calcext:value-type="float">
            <text:p>40,720,000 </text:p>
          </table:table-cell>
          <table:table-cell table:style-name="ce12" office:value-type="float" office:value="39786000" calcext:value-type="float">
            <text:p>39,786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vernment products</text:p>
          </table:table-cell>
          <table:table-cell office:value-type="float" office:value="67480000" calcext:value-type="float">
            <text:p>67,480,000 </text:p>
          </table:table-cell>
          <table:table-cell table:style-name="ce12" office:value-type="float" office:value="65134000" calcext:value-type="float">
            <text:p>65,134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Government investments and properties</text:p>
          </table:table-cell>
          <table:table-cell table:style-name="ce17" table:formula="of:=SUM([.E21:.E23])" office:value-type="float" office:value="43833000" calcext:value-type="float">
            <text:p>43,833,000 </text:p>
          </table:table-cell>
          <table:table-cell table:style-name="ce18" table:formula="of:=SUM([.F21:.F23])" office:value-type="float" office:value="40545000" calcext:value-type="float">
            <text:p>40,545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s</text:p>
          </table:table-cell>
          <table:table-cell office:value-type="float" office:value="37417000" calcext:value-type="float">
            <text:p>37,417,000 </text:p>
          </table:table-cell>
          <table:table-cell table:style-name="ce12" office:value-type="float" office:value="34315000" calcext:value-type="float">
            <text:p>34,315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</text:p>
          </table:table-cell>
          <table:table-cell office:value-type="float" office:value="4036000" calcext:value-type="float">
            <text:p>4,036,000 </text:p>
          </table:table-cell>
          <table:table-cell table:style-name="ce12" office:value-type="float" office:value="3850000" calcext:value-type="float">
            <text:p>3,85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ssions</text:p>
          </table:table-cell>
          <table:table-cell office:value-type="float" office:value="2380000" calcext:value-type="float">
            <text:p>2,380,000 </text:p>
          </table:table-cell>
          <table:table-cell table:style-name="ce12" office:value-type="float" office:value="2380000" calcext:value-type="float">
            <text:p>2,38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Grants</text:p>
          </table:table-cell>
          <table:table-cell table:style-name="ce17" table:formula="of:=SUM([.E25])" office:value-type="float" office:value="37600000" calcext:value-type="float">
            <text:p>37,600,000 </text:p>
          </table:table-cell>
          <table:table-cell table:style-name="ce18" table:formula="of:=SUM([.F25])" office:value-type="float" office:value="37600000" calcext:value-type="float">
            <text:p>37,6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ign grants</text:p>
          </table:table-cell>
          <table:table-cell office:value-type="float" office:value="37600000" calcext:value-type="float">
            <text:p>37,600,000 </text:p>
          </table:table-cell>
          <table:table-cell table:style-name="ce12" office:value-type="float" office:value="37600000" calcext:value-type="float">
            <text:p>37,6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Sales of capital assets</text:p>
          </table:table-cell>
          <table:table-cell table:style-name="ce17" table:formula="of:=SUM([.E27:.E28])" office:value-type="float" office:value="136000" calcext:value-type="float">
            <text:p>136,000 </text:p>
          </table:table-cell>
          <table:table-cell table:style-name="ce18" table:formula="of:=SUM([.F27:.F28])" office:value-type="float" office:value="130000" calcext:value-type="float">
            <text:p>13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of equipment and tools</text:p>
          </table:table-cell>
          <table:table-cell office:value-type="float" office:value="116000" calcext:value-type="float">
            <text:p>116,000 </text:p>
          </table:table-cell>
          <table:table-cell table:style-name="ce12" office:value-type="float" office:value="110000" calcext:value-type="float">
            <text:p>11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tions</text:p>
          </table:table-cell>
          <table:table-cell office:value-type="float" office:value="20000" calcext:value-type="float">
            <text:p>20,000 </text:p>
          </table:table-cell>
          <table:table-cell table:style-name="ce12" office:value-type="float" office:value="20000" calcext:value-type="float">
            <text:p>2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7" calcext:value-type="float">
            <text:p>7</text:p>
          </table:table-cell>
          <table:table-cell table:style-name="ce15"/>
          <table:table-cell table:style-name="ce15" office:value-type="string" calcext:value-type="string">
            <text:p>Fines, penalties and miscellaneous income</text:p>
          </table:table-cell>
          <table:table-cell table:style-name="ce17" table:formula="of:=SUM([.E30:.E31])" office:value-type="float" office:value="5626000" calcext:value-type="float">
            <text:p>5,626,000 </text:p>
          </table:table-cell>
          <table:table-cell table:style-name="ce18" table:formula="of:=SUM([.F30:.F31])" office:value-type="float" office:value="5530000" calcext:value-type="float">
            <text:p>5,53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 and penalties</text:p>
          </table:table-cell>
          <table:table-cell office:value-type="float" office:value="3500000" calcext:value-type="float">
            <text:p>3,500,000 </text:p>
          </table:table-cell>
          <table:table-cell table:style-name="ce12" office:value-type="float" office:value="3460000" calcext:value-type="float">
            <text:p>3,46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 income</text:p>
          </table:table-cell>
          <table:table-cell office:value-type="float" office:value="2126000" calcext:value-type="float">
            <text:p>2,126,000 </text:p>
          </table:table-cell>
          <table:table-cell table:style-name="ce12" office:value-type="float" office:value="2070000" calcext:value-type="float">
            <text:p>2,07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9" table:formula="of:=SUM([.E8];[.E12];[.E17];[.E20];[.E24];[.E26];[.E29])" office:value-type="float" office:value="675000000" calcext:value-type="float">
            <text:p>675,000,000 </text:p>
          </table:table-cell>
          <table:table-cell table:style-name="ce13" table:formula="of:=SUM([.F8];[.F12];[.F17];[.F20];[.F24];[.F26];[.F29])" office:value-type="float" office:value="669000000" calcext:value-type="float">
            <text:p>669,000,000 </text:p>
          </table:table-cell>
          <table:table-cell table:style-name="ce15"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rrent Expenditure" table:style-name="ta1">
        <table:table-column table:style-name="co1" table:default-cell-style-name="Default"/>
        <table:table-column table:style-name="co1" table:default-cell-style-name="ce19"/>
        <table:table-column table:style-name="co5" table:default-cell-style-name="Default"/>
        <table:table-column table:style-name="co6" table:number-columns-repeated="2" table:default-cell-style-name="ce8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Table 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Recurrent Expenditure by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2001 &amp; 20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9:.D18])" office:value-type="float" office:value="255725000" calcext:value-type="float">
            <text:p>255,725,000 </text:p>
          </table:table-cell>
          <table:table-cell table:style-name="ce18" table:formula="of:=SUM([.E9:.E18])" office:value-type="float" office:value="250569000" calcext:value-type="float">
            <text:p>250,569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table:formula="of:=SUMIF(['General Expenditure'.$B$1:.$B$1048576];[.$B9];['General Expenditure'.D$1:.D$1048576])" office:value-type="float" office:value="661000" calcext:value-type="float">
            <text:p>661,000 </text:p>
          </table:table-cell>
          <table:table-cell table:style-name="ce12" table:formula="of:=SUMIF(['General Expenditure'.$B$1:.$B$1048576];[.$B9];['General Expenditure'.E$1:.E$1048576])" office:value-type="float" office:value="650000" calcext:value-type="float">
            <text:p>6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table:formula="of:=SUMIF(['General Expenditure'.$B$1:.$B$1048576];[.$B10];['General Expenditure'.D$1:.D$1048576])" office:value-type="float" office:value="124553000" calcext:value-type="float">
            <text:p>124,553,000 </text:p>
          </table:table-cell>
          <table:table-cell table:style-name="ce12" table:formula="of:=SUMIF(['General Expenditure'.$B$1:.$B$1048576];[.$B10];['General Expenditure'.E$1:.E$1048576])" office:value-type="float" office:value="122243000" calcext:value-type="float">
            <text:p>122,24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table:formula="of:=SUMIF(['General Expenditure'.$B$1:.$B$1048576];[.$B11];['General Expenditure'.D$1:.D$1048576])" office:value-type="float" office:value="6731000" calcext:value-type="float">
            <text:p>6,731,000 </text:p>
          </table:table-cell>
          <table:table-cell table:style-name="ce12" table:formula="of:=SUMIF(['General Expenditure'.$B$1:.$B$1048576];[.$B11];['General Expenditure'.E$1:.E$1048576])" office:value-type="float" office:value="6514000" calcext:value-type="float">
            <text:p>6,5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table:formula="of:=SUMIF(['General Expenditure'.$B$1:.$B$1048576];[.$B12];['General Expenditure'.D$1:.D$1048576])" office:value-type="float" office:value="100533000" calcext:value-type="float">
            <text:p>100,533,000 </text:p>
          </table:table-cell>
          <table:table-cell table:style-name="ce12" table:formula="of:=SUMIF(['General Expenditure'.$B$1:.$B$1048576];[.$B12];['General Expenditure'.E$1:.E$1048576])" office:value-type="float" office:value="98233000" calcext:value-type="float">
            <text:p>98,23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table:formula="of:=SUMIF(['General Expenditure'.$B$1:.$B$1048576];[.$B13];['General Expenditure'.D$1:.D$1048576])" office:value-type="float" office:value="1044000" calcext:value-type="float">
            <text:p>1,044,000 </text:p>
          </table:table-cell>
          <table:table-cell table:style-name="ce12" table:formula="of:=SUMIF(['General Expenditure'.$B$1:.$B$1048576];[.$B13];['General Expenditure'.E$1:.E$1048576])" office:value-type="float" office:value="1026000" calcext:value-type="float">
            <text:p>1,02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table:formula="of:=SUMIF(['General Expenditure'.$B$1:.$B$1048576];[.$B14];['General Expenditure'.D$1:.D$1048576])" office:value-type="float" office:value="2547000" calcext:value-type="float">
            <text:p>2,547,000 </text:p>
          </table:table-cell>
          <table:table-cell table:style-name="ce12" table:formula="of:=SUMIF(['General Expenditure'.$B$1:.$B$1048576];[.$B14];['General Expenditure'.E$1:.E$1048576])" office:value-type="float" office:value="2452000" calcext:value-type="float">
            <text:p>2,4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formula="of:=SUMIF(['General Expenditure'.$B$1:.$B$1048576];[.$B15];['General Expenditure'.D$1:.D$1048576])" office:value-type="float" office:value="2764000" calcext:value-type="float">
            <text:p>2,764,000 </text:p>
          </table:table-cell>
          <table:table-cell table:style-name="ce12" table:formula="of:=SUMIF(['General Expenditure'.$B$1:.$B$1048576];[.$B15];['General Expenditure'.E$1:.E$1048576])" office:value-type="float" office:value="2727000" calcext:value-type="float">
            <text:p>2,72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formula="of:=SUMIF(['General Expenditure'.$B$1:.$B$1048576];[.$B16];['General Expenditure'.D$1:.D$1048576])" office:value-type="float" office:value="404000" calcext:value-type="float">
            <text:p>404,000 </text:p>
          </table:table-cell>
          <table:table-cell table:style-name="ce12" table:formula="of:=SUMIF(['General Expenditure'.$B$1:.$B$1048576];[.$B16];['General Expenditure'.E$1:.E$1048576])" office:value-type="float" office:value="397000" calcext:value-type="float">
            <text:p>39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table:formula="of:=SUMIF(['General Expenditure'.$B$1:.$B$1048576];[.$B17];['General Expenditure'.D$1:.D$1048576])" office:value-type="float" office:value="10796000" calcext:value-type="float">
            <text:p>10,796,000 </text:p>
          </table:table-cell>
          <table:table-cell table:style-name="ce12" table:formula="of:=SUMIF(['General Expenditure'.$B$1:.$B$1048576];[.$B17];['General Expenditure'.E$1:.E$1048576])" office:value-type="float" office:value="10732000" calcext:value-type="float">
            <text:p>10,7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table:formula="of:=SUMIF(['General Expenditure'.$B$1:.$B$1048576];[.$B18];['General Expenditure'.D$1:.D$1048576])" office:value-type="float" office:value="5692000" calcext:value-type="float">
            <text:p>5,692,000 </text:p>
          </table:table-cell>
          <table:table-cell table:style-name="ce12" table:formula="of:=SUMIF(['General Expenditure'.$B$1:.$B$1048576];[.$B18];['General Expenditure'.E$1:.E$1048576])" office:value-type="float" office:value="5595000" calcext:value-type="float">
            <text:p>5,59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0:.D25])" office:value-type="float" office:value="180437000" calcext:value-type="float">
            <text:p>180,437,000 </text:p>
          </table:table-cell>
          <table:table-cell table:style-name="ce18" table:formula="of:=SUM([.E20:.E25])" office:value-type="float" office:value="174147000" calcext:value-type="float">
            <text:p>174,147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formula="of:=SUMIF(['General Expenditure'.$B$1:.$B$1048576];[.$B20];['General Expenditure'.D$1:.D$1048576])" office:value-type="float" office:value="7105000" calcext:value-type="float">
            <text:p>7,105,000 </text:p>
          </table:table-cell>
          <table:table-cell table:style-name="ce12" table:formula="of:=SUMIF(['General Expenditure'.$B$1:.$B$1048576];[.$B20];['General Expenditure'.E$1:.E$1048576])" office:value-type="float" office:value="7046000" calcext:value-type="float">
            <text:p>7,04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table:formula="of:=SUMIF(['General Expenditure'.$B$1:.$B$1048576];[.$B21];['General Expenditure'.D$1:.D$1048576])" office:value-type="float" office:value="94000000" calcext:value-type="float">
            <text:p>94,000,000 </text:p>
          </table:table-cell>
          <table:table-cell table:style-name="ce12" table:formula="of:=SUMIF(['General Expenditure'.$B$1:.$B$1048576];[.$B21];['General Expenditure'.E$1:.E$1048576])" office:value-type="float" office:value="90000000" calcext:value-type="float">
            <text:p>90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table:formula="of:=SUMIF(['General Expenditure'.$B$1:.$B$1048576];[.$B22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22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table:formula="of:=SUMIF(['General Expenditure'.$B$1:.$B$1048576];[.$B23];['General Expenditure'.D$1:.D$1048576])" office:value-type="float" office:value="63879000" calcext:value-type="float">
            <text:p>63,879,000 </text:p>
          </table:table-cell>
          <table:table-cell table:style-name="ce12" table:formula="of:=SUMIF(['General Expenditure'.$B$1:.$B$1048576];[.$B23];['General Expenditure'.E$1:.E$1048576])" office:value-type="float" office:value="61777000" calcext:value-type="float">
            <text:p>61,77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table:formula="of:=SUMIF(['General Expenditure'.$B$1:.$B$1048576];[.$B24];['General Expenditure'.D$1:.D$1048576])" office:value-type="float" office:value="9287000" calcext:value-type="float">
            <text:p>9,287,000 </text:p>
          </table:table-cell>
          <table:table-cell table:style-name="ce12" table:formula="of:=SUMIF(['General Expenditure'.$B$1:.$B$1048576];[.$B24];['General Expenditure'.E$1:.E$1048576])" office:value-type="float" office:value="9200000" calcext:value-type="float">
            <text:p>9,2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table:formula="of:=SUMIF(['General Expenditure'.$B$1:.$B$1048576];[.$B25];['General Expenditure'.D$1:.D$1048576])" office:value-type="float" office:value="4666000" calcext:value-type="float">
            <text:p>4,666,000 </text:p>
          </table:table-cell>
          <table:table-cell table:style-name="ce12" table:formula="of:=SUMIF(['General Expenditure'.$B$1:.$B$1048576];[.$B25];['General Expenditure'.E$1:.E$1048576])" office:value-type="float" office:value="4624000" calcext:value-type="float">
            <text:p>4,624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27:.D30])" office:value-type="float" office:value="12017000" calcext:value-type="float">
            <text:p>12,017,000 </text:p>
          </table:table-cell>
          <table:table-cell table:style-name="ce18" table:formula="of:=SUM([.E27:.E30])" office:value-type="float" office:value="11800000" calcext:value-type="float">
            <text:p>11,80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table:formula="of:=SUMIF(['General Expenditure'.$B$1:.$B$1048576];[.$B27];['General Expenditure'.D$1:.D$1048576])" office:value-type="float" office:value="2818000" calcext:value-type="float">
            <text:p>2,818,000 </text:p>
          </table:table-cell>
          <table:table-cell table:style-name="ce12" table:formula="of:=SUMIF(['General Expenditure'.$B$1:.$B$1048576];[.$B27];['General Expenditure'.E$1:.E$1048576])" office:value-type="float" office:value="2765000" calcext:value-type="float">
            <text:p>2,7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table:formula="of:=SUMIF(['General Expenditure'.$B$1:.$B$1048576];[.$B28];['General Expenditure'.D$1:.D$1048576])" office:value-type="float" office:value="2438000" calcext:value-type="float">
            <text:p>2,438,000 </text:p>
          </table:table-cell>
          <table:table-cell table:style-name="ce12" table:formula="of:=SUMIF(['General Expenditure'.$B$1:.$B$1048576];[.$B28];['General Expenditure'.E$1:.E$1048576])" office:value-type="float" office:value="2398000" calcext:value-type="float">
            <text:p>2,39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table:formula="of:=SUMIF(['General Expenditure'.$B$1:.$B$1048576];[.$B29];['General Expenditure'.D$1:.D$1048576])" office:value-type="float" office:value="5059000" calcext:value-type="float">
            <text:p>5,059,000 </text:p>
          </table:table-cell>
          <table:table-cell table:style-name="ce12" table:formula="of:=SUMIF(['General Expenditure'.$B$1:.$B$1048576];[.$B29];['General Expenditure'.E$1:.E$1048576])" office:value-type="float" office:value="4974000" calcext:value-type="float">
            <text:p>4,97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table:formula="of:=SUMIF(['General Expenditure'.$B$1:.$B$1048576];[.$B30];['General Expenditure'.D$1:.D$1048576])" office:value-type="float" office:value="1702000" calcext:value-type="float">
            <text:p>1,702,000 </text:p>
          </table:table-cell>
          <table:table-cell table:style-name="ce12" table:formula="of:=SUMIF(['General Expenditure'.$B$1:.$B$1048576];[.$B30];['General Expenditure'.E$1:.E$1048576])" office:value-type="float" office:value="1663000" calcext:value-type="float">
            <text:p>1,663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32:.D38])" office:value-type="float" office:value="99305000" calcext:value-type="float">
            <text:p>99,305,000 </text:p>
          </table:table-cell>
          <table:table-cell table:style-name="ce18" table:formula="of:=SUM([.E32:.E38])" office:value-type="float" office:value="97726000" calcext:value-type="float">
            <text:p>97,726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table:formula="of:=SUMIF(['General Expenditure'.$B$1:.$B$1048576];[.$B32];['General Expenditure'.D$1:.D$1048576])" office:value-type="float" office:value="5248000" calcext:value-type="float">
            <text:p>5,248,000 </text:p>
          </table:table-cell>
          <table:table-cell table:style-name="ce12" table:formula="of:=SUMIF(['General Expenditure'.$B$1:.$B$1048576];[.$B32];['General Expenditure'.E$1:.E$1048576])" office:value-type="float" office:value="5155000" calcext:value-type="float">
            <text:p>5,1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table:formula="of:=SUMIF(['General Expenditure'.$B$1:.$B$1048576];[.$B33];['General Expenditure'.D$1:.D$1048576])" office:value-type="float" office:value="16509000" calcext:value-type="float">
            <text:p>16,509,000 </text:p>
          </table:table-cell>
          <table:table-cell table:style-name="ce12" table:formula="of:=SUMIF(['General Expenditure'.$B$1:.$B$1048576];[.$B33];['General Expenditure'.E$1:.E$1048576])" office:value-type="float" office:value="16231000" calcext:value-type="float">
            <text:p>16,23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table:formula="of:=SUMIF(['General Expenditure'.$B$1:.$B$1048576];[.$B34];['General Expenditure'.D$1:.D$1048576])" office:value-type="float" office:value="39216000" calcext:value-type="float">
            <text:p>39,216,000 </text:p>
          </table:table-cell>
          <table:table-cell table:style-name="ce12" table:formula="of:=SUMIF(['General Expenditure'.$B$1:.$B$1048576];[.$B34];['General Expenditure'.E$1:.E$1048576])" office:value-type="float" office:value="38675000" calcext:value-type="float">
            <text:p>38,6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table:formula="of:=SUMIF(['General Expenditure'.$B$1:.$B$1048576];[.$B35];['General Expenditure'.D$1:.D$1048576])" office:value-type="float" office:value="4442000" calcext:value-type="float">
            <text:p>4,442,000 </text:p>
          </table:table-cell>
          <table:table-cell table:style-name="ce12" table:formula="of:=SUMIF(['General Expenditure'.$B$1:.$B$1048576];[.$B35];['General Expenditure'.E$1:.E$1048576])" office:value-type="float" office:value="4358000" calcext:value-type="float">
            <text:p>4,35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table:formula="of:=SUMIF(['General Expenditure'.$B$1:.$B$1048576];[.$B36];['General Expenditure'.D$1:.D$1048576])" office:value-type="float" office:value="8365000" calcext:value-type="float">
            <text:p>8,365,000 </text:p>
          </table:table-cell>
          <table:table-cell table:style-name="ce12" table:formula="of:=SUMIF(['General Expenditure'.$B$1:.$B$1048576];[.$B36];['General Expenditure'.E$1:.E$1048576])" office:value-type="float" office:value="8198000" calcext:value-type="float">
            <text:p>8,19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table:formula="of:=SUMIF(['General Expenditure'.$B$1:.$B$1048576];[.$B37];['General Expenditure'.D$1:.D$1048576])" office:value-type="float" office:value="10545000" calcext:value-type="float">
            <text:p>10,545,000 </text:p>
          </table:table-cell>
          <table:table-cell table:style-name="ce12" table:formula="of:=SUMIF(['General Expenditure'.$B$1:.$B$1048576];[.$B37];['General Expenditure'.E$1:.E$1048576])" office:value-type="float" office:value="10412000" calcext:value-type="float">
            <text:p>10,41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table:formula="of:=SUMIF(['General Expenditure'.$B$1:.$B$1048576];[.$B38];['General Expenditure'.D$1:.D$1048576])" office:value-type="float" office:value="14980000" calcext:value-type="float">
            <text:p>14,980,000 </text:p>
          </table:table-cell>
          <table:table-cell table:style-name="ce12" table:formula="of:=SUMIF(['General Expenditure'.$B$1:.$B$1048576];[.$B38];['General Expenditure'.E$1:.E$1048576])" office:value-type="float" office:value="14697000" calcext:value-type="float">
            <text:p>14,697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40:.D47])" office:value-type="float" office:value="10265000" calcext:value-type="float">
            <text:p>10,265,000 </text:p>
          </table:table-cell>
          <table:table-cell table:style-name="ce18" table:formula="of:=SUM([.E40:.E47])" office:value-type="float" office:value="10166000" calcext:value-type="float">
            <text:p>10,166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table:formula="of:=SUMIF(['General Expenditure'.$B$1:.$B$1048576];[.$B40];['General Expenditure'.D$1:.D$1048576])" office:value-type="float" office:value="92000" calcext:value-type="float">
            <text:p>92,000 </text:p>
          </table:table-cell>
          <table:table-cell table:style-name="ce12" table:formula="of:=SUMIF(['General Expenditure'.$B$1:.$B$1048576];[.$B40];['General Expenditure'.E$1:.E$1048576])" office:value-type="float" office:value="90000" calcext:value-type="float">
            <text:p>9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table:formula="of:=SUMIF(['General Expenditure'.$B$1:.$B$1048576];[.$B41];['General Expenditure'.D$1:.D$1048576])" office:value-type="float" office:value="620000" calcext:value-type="float">
            <text:p>620,000 </text:p>
          </table:table-cell>
          <table:table-cell table:style-name="ce12" table:formula="of:=SUMIF(['General Expenditure'.$B$1:.$B$1048576];[.$B41];['General Expenditure'.E$1:.E$1048576])" office:value-type="float" office:value="610000" calcext:value-type="float">
            <text:p>61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table:formula="of:=SUMIF(['General Expenditure'.$B$1:.$B$1048576];[.$B42];['General Expenditure'.D$1:.D$1048576])" office:value-type="float" office:value="762000" calcext:value-type="float">
            <text:p>762,000 </text:p>
          </table:table-cell>
          <table:table-cell table:style-name="ce12" table:formula="of:=SUMIF(['General Expenditure'.$B$1:.$B$1048576];[.$B42];['General Expenditure'.E$1:.E$1048576])" office:value-type="float" office:value="752000" calcext:value-type="float">
            <text:p>7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table:formula="of:=SUMIF(['General Expenditure'.$B$1:.$B$1048576];[.$B43];['General Expenditure'.D$1:.D$1048576])" office:value-type="float" office:value="653000" calcext:value-type="float">
            <text:p>653,000 </text:p>
          </table:table-cell>
          <table:table-cell table:style-name="ce12" table:formula="of:=SUMIF(['General Expenditure'.$B$1:.$B$1048576];[.$B43];['General Expenditure'.E$1:.E$1048576])" office:value-type="float" office:value="627000" calcext:value-type="float">
            <text:p>62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formula="of:=SUMIF(['General Expenditure'.$B$1:.$B$1048576];[.$B44];['General Expenditure'.D$1:.D$1048576])" office:value-type="float" office:value="4166000" calcext:value-type="float">
            <text:p>4,166,000 </text:p>
          </table:table-cell>
          <table:table-cell table:style-name="ce12" table:formula="of:=SUMIF(['General Expenditure'.$B$1:.$B$1048576];[.$B44];['General Expenditure'.E$1:.E$1048576])" office:value-type="float" office:value="4162000" calcext:value-type="float">
            <text:p>4,16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table:formula="of:=SUMIF(['General Expenditure'.$B$1:.$B$1048576];[.$B45];['General Expenditure'.D$1:.D$1048576])" office:value-type="float" office:value="3146000" calcext:value-type="float">
            <text:p>3,146,000 </text:p>
          </table:table-cell>
          <table:table-cell table:style-name="ce12" table:formula="of:=SUMIF(['General Expenditure'.$B$1:.$B$1048576];[.$B45];['General Expenditure'.E$1:.E$1048576])" office:value-type="float" office:value="3103000" calcext:value-type="float">
            <text:p>3,10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table:formula="of:=SUMIF(['General Expenditure'.$B$1:.$B$1048576];[.$B46];['General Expenditure'.D$1:.D$1048576])" office:value-type="float" office:value="263000" calcext:value-type="float">
            <text:p>263,000 </text:p>
          </table:table-cell>
          <table:table-cell table:style-name="ce12" table:formula="of:=SUMIF(['General Expenditure'.$B$1:.$B$1048576];[.$B46];['General Expenditure'.E$1:.E$1048576])" office:value-type="float" office:value="260000" calcext:value-type="float">
            <text:p>26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table:formula="of:=SUMIF(['General Expenditure'.$B$1:.$B$1048576];[.$B47];['General Expenditure'.D$1:.D$1048576])" office:value-type="float" office:value="563000" calcext:value-type="float">
            <text:p>563,000 </text:p>
          </table:table-cell>
          <table:table-cell table:style-name="ce12" table:formula="of:=SUMIF(['General Expenditure'.$B$1:.$B$1048576];[.$B47];['General Expenditure'.E$1:.E$1048576])" office:value-type="float" office:value="562000" calcext:value-type="float">
            <text:p>562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Transfer Budget</text:p>
          </table:table-cell>
          <table:table-cell table:style-name="ce17" table:formula="of:=SUM([.D49:.D59];[.D64:.D68])" office:value-type="float" office:value="117251000" calcext:value-type="float">
            <text:p>117,251,000 </text:p>
          </table:table-cell>
          <table:table-cell table:style-name="ce18" table:formula="of:=SUM([.E49:.E59];[.E64:.E68])" office:value-type="float" office:value="118592000" calcext:value-type="float">
            <text:p>118,59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table:formula="of:=SUMIF(['General Expenditure'.$B$1:.$B$1048576];[.$B49];['General Expenditure'.D$1:.D$1048576])" office:value-type="float" office:value="8453000" calcext:value-type="float">
            <text:p>8,453,000 </text:p>
          </table:table-cell>
          <table:table-cell table:style-name="ce12" table:formula="of:=SUMIF(['General Expenditure'.$B$1:.$B$1048576];[.$B49];['General Expenditure'.E$1:.E$1048576])" office:value-type="float" office:value="8453000" calcext:value-type="float">
            <text:p>8,45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table:formula="of:=SUMIF(['General Expenditure'.$B$1:.$B$1048576];[.$B50];['General Expenditure'.D$1:.D$1048576])" office:value-type="float" office:value="1741000" calcext:value-type="float">
            <text:p>1,741,000 </text:p>
          </table:table-cell>
          <table:table-cell table:style-name="ce12" table:formula="of:=SUMIF(['General Expenditure'.$B$1:.$B$1048576];[.$B50];['General Expenditure'.E$1:.E$1048576])" office:value-type="float" office:value="1741000" calcext:value-type="float">
            <text:p>1,74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0</text:p>
          </table:table-cell>
          <table:table-cell table:style-name="ce24" office:value-type="string" calcext:value-type="string">
            <text:p>Radio &amp; TV Corporation</text:p>
          </table:table-cell>
          <table:table-cell table:formula="of:=SUMIF(['General Expenditure'.$B$1:.$B$1048576];[.$B51];['General Expenditure'.D$1:.D$1048576])" office:value-type="float" office:value="9055000" calcext:value-type="float">
            <text:p>9,055,000 </text:p>
          </table:table-cell>
          <table:table-cell table:style-name="ce12" table:formula="of:=SUMIF(['General Expenditure'.$B$1:.$B$1048576];[.$B51];['General Expenditure'.E$1:.E$1048576])" office:value-type="float" office:value="9055000" calcext:value-type="float">
            <text:p>9,0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4</text:p>
          </table:table-cell>
          <table:table-cell table:style-name="ce24" office:value-type="string" calcext:value-type="string">
            <text:p>Bahrain Center for Research &amp; Study</text:p>
          </table:table-cell>
          <table:table-cell table:formula="of:=SUMIF(['General Expenditure'.$B$1:.$B$1048576];[.$B52];['General Expenditure'.D$1:.D$1048576])" office:value-type="float" office:value="548000" calcext:value-type="float">
            <text:p>548,000 </text:p>
          </table:table-cell>
          <table:table-cell table:style-name="ce12" table:formula="of:=SUMIF(['General Expenditure'.$B$1:.$B$1048576];[.$B52];['General Expenditure'.E$1:.E$1048576])" office:value-type="float" office:value="548000" calcext:value-type="float">
            <text:p>5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7</text:p>
          </table:table-cell>
          <table:table-cell table:style-name="ce24" office:value-type="string" calcext:value-type="string">
            <text:p>Sunni Awqaf</text:p>
          </table:table-cell>
          <table:table-cell table:formula="of:=SUMIF(['General Expenditure'.$B$1:.$B$1048576];[.$B53];['General Expenditure'.D$1:.D$1048576])" office:value-type="float" office:value="420000" calcext:value-type="float">
            <text:p>420,000 </text:p>
          </table:table-cell>
          <table:table-cell table:style-name="ce12" table:formula="of:=SUMIF(['General Expenditure'.$B$1:.$B$1048576];[.$B53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8</text:p>
          </table:table-cell>
          <table:table-cell table:style-name="ce24" office:value-type="string" calcext:value-type="string">
            <text:p>Ja'afari Awqaf</text:p>
          </table:table-cell>
          <table:table-cell table:formula="of:=SUMIF(['General Expenditure'.$B$1:.$B$1048576];[.$B54];['General Expenditure'.D$1:.D$1048576])" office:value-type="float" office:value="420000" calcext:value-type="float">
            <text:p>420,000 </text:p>
          </table:table-cell>
          <table:table-cell table:style-name="ce12" table:formula="of:=SUMIF(['General Expenditure'.$B$1:.$B$1048576];[.$B54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0</text:p>
          </table:table-cell>
          <table:table-cell table:style-name="ce24" office:value-type="string" calcext:value-type="string">
            <text:p>Bahrain University</text:p>
          </table:table-cell>
          <table:table-cell table:formula="of:=SUMIF(['General Expenditure'.$B$1:.$B$1048576];[.$B55];['General Expenditure'.D$1:.D$1048576])" office:value-type="float" office:value="11037000" calcext:value-type="float">
            <text:p>11,037,000 </text:p>
          </table:table-cell>
          <table:table-cell table:style-name="ce12" table:formula="of:=SUMIF(['General Expenditure'.$B$1:.$B$1048576];[.$B55];['General Expenditure'.E$1:.E$1048576])" office:value-type="float" office:value="11037000" calcext:value-type="float">
            <text:p>11,0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4</text:p>
          </table:table-cell>
          <table:table-cell table:style-name="ce24" office:value-type="string" calcext:value-type="string">
            <text:p>Subsidies</text:p>
          </table:table-cell>
          <table:table-cell table:formula="of:=SUMIF(['General Expenditure'.$B$1:.$B$1048576];[.$B56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56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5</text:p>
          </table:table-cell>
          <table:table-cell table:style-name="ce24" office:value-type="string" calcext:value-type="string">
            <text:p>Bait al-Qura'an</text:p>
          </table:table-cell>
          <table:table-cell table:formula="of:=SUMIF(['General Expenditure'.$B$1:.$B$1048576];[.$B57];['General Expenditure'.D$1:.D$1048576])" office:value-type="float" office:value="76000" calcext:value-type="float">
            <text:p>76,000 </text:p>
          </table:table-cell>
          <table:table-cell table:style-name="ce12" table:formula="of:=SUMIF(['General Expenditure'.$B$1:.$B$1048576];[.$B57];['General Expenditure'.E$1:.E$1048576])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7</text:p>
          </table:table-cell>
          <table:table-cell table:style-name="ce24" office:value-type="string" calcext:value-type="string">
            <text:p>Shura Council</text:p>
          </table:table-cell>
          <table:table-cell table:formula="of:=SUMIF(['General Expenditure'.$B$1:.$B$1048576];[.$B58];['General Expenditure'.D$1:.D$1048576])" office:value-type="float" office:value="1458000" calcext:value-type="float">
            <text:p>1,458,000 </text:p>
          </table:table-cell>
          <table:table-cell table:style-name="ce12" table:formula="of:=SUMIF(['General Expenditure'.$B$1:.$B$1048576];[.$B58];['General Expenditure'.E$1:.E$1048576])" office:value-type="float" office:value="1458000" calcext:value-type="float">
            <text:p>1,45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60:.D63])" office:value-type="float" office:value="73861000" calcext:value-type="float">
            <text:p>73,861,000 </text:p>
          </table:table-cell>
          <table:table-cell table:style-name="ce18" table:formula="of:=SUM([.E60:.E63])" office:value-type="float" office:value="75202000" calcext:value-type="float">
            <text:p>75,20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Emergency Expenses</text:p>
          </table:table-cell>
          <table:table-cell table:formula="of:=SUMIF(['General Expenditure'.$C$1:.$C$1048576];[.$C60];['General Expenditure'.D$1:.D$1048576])" office:value-type="float" office:value="4500000" calcext:value-type="float">
            <text:p>4,500,000 </text:p>
          </table:table-cell>
          <table:table-cell table:style-name="ce12" table:formula="of:=SUMIF(['General Expenditure'.$C$1:.$C$1048576];[.$C60];['General Expenditure'.E$1:.E$1048576])" office:value-type="float" office:value="4500000" calcext:value-type="float">
            <text:p>4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Payment of Interest on Loans</text:p>
          </table:table-cell>
          <table:table-cell table:formula="of:=SUMIF(['General Expenditure'.$C$1:.$C$1048576];[.$C61];['General Expenditure'.D$1:.D$1048576])" office:value-type="float" office:value="56470000" calcext:value-type="float">
            <text:p>56,470,000 </text:p>
          </table:table-cell>
          <table:table-cell table:style-name="ce12" table:formula="of:=SUMIF(['General Expenditure'.$C$1:.$C$1048576];[.$C61];['General Expenditure'.E$1:.E$1048576])" office:value-type="float" office:value="55830000" calcext:value-type="float">
            <text:p>55,83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Contribution to GCC</text:p>
          </table:table-cell>
          <table:table-cell table:formula="of:=SUMIF(['General Expenditure'.$C$1:.$C$1048576];[.$C62];['General Expenditure'.D$1:.D$1048576])" office:value-type="float" office:value="1520000" calcext:value-type="float">
            <text:p>1,520,000 </text:p>
          </table:table-cell>
          <table:table-cell table:style-name="ce12" table:formula="of:=SUMIF(['General Expenditure'.$C$1:.$C$1048576];[.$C62];['General Expenditure'.E$1:.E$1048576])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Local Transfers</text:p>
          </table:table-cell>
          <table:table-cell table:formula="of:=SUMIF(['General Expenditure'.$C$1:.$C$1048576];[.$C63];['General Expenditure'.D$1:.D$1048576])" office:value-type="float" office:value="11371000" calcext:value-type="float">
            <text:p>11,371,000 </text:p>
          </table:table-cell>
          <table:table-cell table:style-name="ce12" table:formula="of:=SUMIF(['General Expenditure'.$C$1:.$C$1048576];[.$C63];['General Expenditure'.E$1:.E$1048576])" office:value-type="float" office:value="13352000" calcext:value-type="float">
            <text:p>13,3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table:formula="of:=SUMIF(['General Expenditure'.$B$1:.$B$1048576];[.$B64];['General Expenditure'.D$1:.D$1048576])" office:value-type="float" office:value="1932000" calcext:value-type="float">
            <text:p>1,932,000 </text:p>
          </table:table-cell>
          <table:table-cell table:style-name="ce12" table:formula="of:=SUMIF(['General Expenditure'.$B$1:.$B$1048576];[.$B64];['General Expenditure'.E$1:.E$1048576])" office:value-type="float" office:value="1932000" calcext:value-type="float">
            <text:p>1,9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1</text:p>
          </table:table-cell>
          <table:table-cell table:style-name="ce24" office:value-type="string" calcext:value-type="string">
            <text:p>High Council for Islamic Affairs</text:p>
          </table:table-cell>
          <table:table-cell table:formula="of:=SUMIF(['General Expenditure'.$B$1:.$B$1048576];[.$B65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65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table:formula="of:=SUMIF(['General Expenditure'.$B$1:.$B$1048576];[.$B66];['General Expenditure'.D$1:.D$1048576])" office:value-type="float" office:value="2000000" calcext:value-type="float">
            <text:p>2,000,000 </text:p>
          </table:table-cell>
          <table:table-cell table:style-name="ce12" table:formula="of:=SUMIF(['General Expenditure'.$B$1:.$B$1048576];[.$B66];['General Expenditure'.E$1:.E$1048576])" office:value-type="float" office:value="2000000" calcext:value-type="float">
            <text:p>2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5</text:p>
          </table:table-cell>
          <table:table-cell office:value-type="string" calcext:value-type="string">
            <text:p>UNDP</text:p>
          </table:table-cell>
          <table:table-cell table:formula="of:=SUMIF(['General Expenditure'.$B$1:.$B$1048576];[.$B67];['General Expenditure'.D$1:.D$1048576])" office:value-type="float" office:value="750000" calcext:value-type="float">
            <text:p>750,000 </text:p>
          </table:table-cell>
          <table:table-cell table:style-name="ce12" table:formula="of:=SUMIF(['General Expenditure'.$B$1:.$B$1048576];[.$B67];['General Expenditure'.E$1:.E$1048576])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6</text:p>
          </table:table-cell>
          <table:table-cell table:style-name="ce24" office:value-type="string" calcext:value-type="string">
            <text:p>High Council for Vocational Training</text:p>
          </table:table-cell>
          <table:table-cell table:formula="of:=SUMIF(['General Expenditure'.$B$1:.$B$1048576];[.$B68];['General Expenditure'.D$1:.D$1048576])" office:value-type="float" office:value="2500000" calcext:value-type="float">
            <text:p>2,500,000 </text:p>
          </table:table-cell>
          <table:table-cell table:style-name="ce12" table:formula="of:=SUMIF(['General Expenditure'.$B$1:.$B$1048576];[.$B68];['General Expenditure'.E$1:.E$1048576])" office:value-type="float" office:value="2500000" calcext:value-type="float">
            <text:p>2,50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</text:p>
          </table:table-cell>
          <table:table-cell table:style-name="ce9" table:formula="of:=SUM([.D8];[.D19];[.D26];[.D31];[.D39];[.D48])" office:value-type="float" office:value="675000000" calcext:value-type="float">
            <text:p>675,000,000 </text:p>
          </table:table-cell>
          <table:table-cell table:style-name="ce13" table:formula="of:=SUM([.E8];[.E19];[.E26];[.E31];[.E39];[.E48])" office:value-type="float" office:value="663000000" calcext:value-type="float">
            <text:p>663,000,000 </text:p>
          </table:table-cell>
          <table:table-cell table:style-name="ce15"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 Expenditure" table:style-name="ta1">
        <table:table-column table:style-name="co7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number-columns-repeated="2" table:default-cell-style-name="ce8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Table 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Expenditure by Chapter,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2001 &amp; 20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1: Manpower Expenses</text:p>
          </table:table-cell>
          <table:table-cell table:style-name="ce17" table:formula="of:=SUM([.D9];[.D20];[.D27];[.D32];[.D40])" office:value-type="float" office:value="416456052" calcext:value-type="float">
            <text:p>416,456,052 </text:p>
          </table:table-cell>
          <table:table-cell table:style-name="ce18" table:formula="of:=SUM([.E9];[.E20];[.E27];[.E32];[.E40])" office:value-type="float" office:value="404394609" calcext:value-type="float">
            <text:p>404,394,609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0:.D19])" office:value-type="float" office:value="199540284" calcext:value-type="float">
            <text:p>199,540,284 </text:p>
          </table:table-cell>
          <table:table-cell table:style-name="ce18" table:formula="of:=SUM([.E10:.E19])" office:value-type="float" office:value="195126485" calcext:value-type="float">
            <text:p>195,126,485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577626" calcext:value-type="float">
            <text:p>577,626 </text:p>
          </table:table-cell>
          <table:table-cell table:style-name="ce12" office:value-type="float" office:value="569242" calcext:value-type="float">
            <text:p>569,242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88414298" calcext:value-type="float">
            <text:p>88,414,298 </text:p>
          </table:table-cell>
          <table:table-cell table:style-name="ce12" office:value-type="float" office:value="86771254" calcext:value-type="float">
            <text:p>86,771,25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5257000" calcext:value-type="float">
            <text:p>5,257,000 </text:p>
          </table:table-cell>
          <table:table-cell table:style-name="ce12" office:value-type="float" office:value="5065000" calcext:value-type="float">
            <text:p>5,0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89654000" calcext:value-type="float">
            <text:p>89,654,000 </text:p>
          </table:table-cell>
          <table:table-cell table:style-name="ce12" office:value-type="float" office:value="87354000" calcext:value-type="float">
            <text:p>87,35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722400" calcext:value-type="float">
            <text:p>722,400 </text:p>
          </table:table-cell>
          <table:table-cell table:style-name="ce12" office:value-type="float" office:value="711000" calcext:value-type="float">
            <text:p>71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2002410" calcext:value-type="float">
            <text:p>2,002,410 </text:p>
          </table:table-cell>
          <table:table-cell table:style-name="ce12" office:value-type="float" office:value="1962410" calcext:value-type="float">
            <text:p>1,962,41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730000" calcext:value-type="float">
            <text:p>1,730,000 </text:p>
          </table:table-cell>
          <table:table-cell table:style-name="ce12" office:value-type="float" office:value="1700000" calcext:value-type="float">
            <text:p>1,7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308000" calcext:value-type="float">
            <text:p>308,000 </text:p>
          </table:table-cell>
          <table:table-cell table:style-name="ce12" office:value-type="float" office:value="300000" calcext:value-type="float">
            <text:p>3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6463900" calcext:value-type="float">
            <text:p>6,463,900 </text:p>
          </table:table-cell>
          <table:table-cell table:style-name="ce12" office:value-type="float" office:value="6399900" calcext:value-type="float">
            <text:p>6,399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4410650" calcext:value-type="float">
            <text:p>4,410,650 </text:p>
          </table:table-cell>
          <table:table-cell table:style-name="ce12" office:value-type="float" office:value="4293679" calcext:value-type="float">
            <text:p>4,293,679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1:.D26])" office:value-type="float" office:value="134329600" calcext:value-type="float">
            <text:p>134,329,600 </text:p>
          </table:table-cell>
          <table:table-cell table:style-name="ce18" table:formula="of:=SUM([.E21:.E26])" office:value-type="float" office:value="128317000" calcext:value-type="float">
            <text:p>128,317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3018000" calcext:value-type="float">
            <text:p>3,018,000 </text:p>
          </table:table-cell>
          <table:table-cell table:style-name="ce12" office:value-type="float" office:value="2955000" calcext:value-type="float">
            <text:p>2,9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79083000" calcext:value-type="float">
            <text:p>79,083,000 </text:p>
          </table:table-cell>
          <table:table-cell table:style-name="ce12" office:value-type="float" office:value="75123000" calcext:value-type="float">
            <text:p>75,12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260600" calcext:value-type="float">
            <text:p>260,600 </text:p>
          </table:table-cell>
          <table:table-cell table:style-name="ce12" office:value-type="float" office:value="198000" calcext:value-type="float">
            <text:p>19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6302000" calcext:value-type="float">
            <text:p>46,302,000 </text:p>
          </table:table-cell>
          <table:table-cell table:style-name="ce12" office:value-type="float" office:value="44500000" calcext:value-type="float">
            <text:p>44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00" calcext:value-type="float">
            <text:p>3,800,000 </text:p>
          </table:table-cell>
          <table:table-cell table:style-name="ce12" office:value-type="float" office:value="3720000" calcext:value-type="float">
            <text:p>3,7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866000" calcext:value-type="float">
            <text:p>1,866,000 </text:p>
          </table:table-cell>
          <table:table-cell table:style-name="ce12" office:value-type="float" office:value="1821000" calcext:value-type="float">
            <text:p>1,821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28:.D31])" office:value-type="float" office:value="8768669" calcext:value-type="float">
            <text:p>8,768,669 </text:p>
          </table:table-cell>
          <table:table-cell table:style-name="ce18" table:formula="of:=SUM([.E28:.E31])" office:value-type="float" office:value="8496494" calcext:value-type="float">
            <text:p>8,496,494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2112969" calcext:value-type="float">
            <text:p>2,112,969 </text:p>
          </table:table-cell>
          <table:table-cell table:style-name="ce12" office:value-type="float" office:value="1999682" calcext:value-type="float">
            <text:p>1,999,682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542959" calcext:value-type="float">
            <text:p>1,542,959 </text:p>
          </table:table-cell>
          <table:table-cell table:style-name="ce12" office:value-type="float" office:value="1508372" calcext:value-type="float">
            <text:p>1,508,372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3629000" calcext:value-type="float">
            <text:p>3,629,000 </text:p>
          </table:table-cell>
          <table:table-cell table:style-name="ce12" office:value-type="float" office:value="3544000" calcext:value-type="float">
            <text:p>3,54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483741" calcext:value-type="float">
            <text:p>1,483,741 </text:p>
          </table:table-cell>
          <table:table-cell table:style-name="ce12" office:value-type="float" office:value="1444440" calcext:value-type="float">
            <text:p>1,444,44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33:.D39])" office:value-type="float" office:value="67445121" calcext:value-type="float">
            <text:p>67,445,121 </text:p>
          </table:table-cell>
          <table:table-cell table:style-name="ce18" table:formula="of:=SUM([.E33:.E39])" office:value-type="float" office:value="66157651" calcext:value-type="float">
            <text:p>66,157,65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4392000" calcext:value-type="float">
            <text:p>4,392,000 </text:p>
          </table:table-cell>
          <table:table-cell table:style-name="ce12" office:value-type="float" office:value="4320000" calcext:value-type="float">
            <text:p>4,3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3338000" calcext:value-type="float">
            <text:p>13,338,000 </text:p>
          </table:table-cell>
          <table:table-cell table:style-name="ce12" office:value-type="float" office:value="13096000" calcext:value-type="float">
            <text:p>13,09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24349000" calcext:value-type="float">
            <text:p>24,349,000 </text:p>
          </table:table-cell>
          <table:table-cell table:style-name="ce12" office:value-type="float" office:value="24085000" calcext:value-type="float">
            <text:p>24,0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1465000" calcext:value-type="float">
            <text:p>1,465,000 </text:p>
          </table:table-cell>
          <table:table-cell table:style-name="ce12" office:value-type="float" office:value="1370000" calcext:value-type="float">
            <text:p>1,37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5927690" calcext:value-type="float">
            <text:p>5,927,690 </text:p>
          </table:table-cell>
          <table:table-cell table:style-name="ce12" office:value-type="float" office:value="5760690" calcext:value-type="float">
            <text:p>5,760,69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6057131" calcext:value-type="float">
            <text:p>6,057,131 </text:p>
          </table:table-cell>
          <table:table-cell table:style-name="ce12" office:value-type="float" office:value="5893161" calcext:value-type="float">
            <text:p>5,893,161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1916300" calcext:value-type="float">
            <text:p>11,916,300 </text:p>
          </table:table-cell>
          <table:table-cell table:style-name="ce12" office:value-type="float" office:value="11632800" calcext:value-type="float">
            <text:p>11,632,8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41:.D48])" office:value-type="float" office:value="6372378" calcext:value-type="float">
            <text:p>6,372,378 </text:p>
          </table:table-cell>
          <table:table-cell table:style-name="ce18" table:formula="of:=SUM([.E41:.E48])" office:value-type="float" office:value="6296979" calcext:value-type="float">
            <text:p>6,296,979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74090" calcext:value-type="float">
            <text:p>74,090 </text:p>
          </table:table-cell>
          <table:table-cell table:style-name="ce12" office:value-type="float" office:value="73200" calcext:value-type="float">
            <text:p>73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433516" calcext:value-type="float">
            <text:p>433,516 </text:p>
          </table:table-cell>
          <table:table-cell table:style-name="ce12" office:value-type="float" office:value="419305" calcext:value-type="float">
            <text:p>419,30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402000" calcext:value-type="float">
            <text:p>402,000 </text:p>
          </table:table-cell>
          <table:table-cell table:style-name="ce12" office:value-type="float" office:value="392000" calcext:value-type="float">
            <text:p>39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518820" calcext:value-type="float">
            <text:p>518,820 </text:p>
          </table:table-cell>
          <table:table-cell table:style-name="ce12" office:value-type="float" office:value="500820" calcext:value-type="float">
            <text:p>500,8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2432000" calcext:value-type="float">
            <text:p>2,432,000 </text:p>
          </table:table-cell>
          <table:table-cell table:style-name="ce12" office:value-type="float" office:value="2428000" calcext:value-type="float">
            <text:p>2,42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769802" calcext:value-type="float">
            <text:p>1,769,802 </text:p>
          </table:table-cell>
          <table:table-cell table:style-name="ce12" office:value-type="float" office:value="1745104" calcext:value-type="float">
            <text:p>1,745,10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232500" calcext:value-type="float">
            <text:p>232,500 </text:p>
          </table:table-cell>
          <table:table-cell table:style-name="ce12" office:value-type="float" office:value="229900" calcext:value-type="float">
            <text:p>229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509650" calcext:value-type="float">
            <text:p>509,650 </text:p>
          </table:table-cell>
          <table:table-cell table:style-name="ce12" office:value-type="float" office:value="508650" calcext:value-type="float">
            <text:p>508,65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2: Service Expenses</text:p>
          </table:table-cell>
          <table:table-cell table:style-name="ce17" table:formula="of:=SUM([.D51];[.D62];[.D69];[.D74];[.D82])" office:value-type="float" office:value="66609534" calcext:value-type="float">
            <text:p>66,609,534 </text:p>
          </table:table-cell>
          <table:table-cell table:style-name="ce18" table:formula="of:=SUM([.E51];[.E62];[.E69];[.E74];[.E82])" office:value-type="float" office:value="65799540" calcext:value-type="float">
            <text:p>65,799,54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52:.D61])" office:value-type="float" office:value="27226134" calcext:value-type="float">
            <text:p>27,226,134 </text:p>
          </table:table-cell>
          <table:table-cell table:style-name="ce18" table:formula="of:=SUM([.E52:.E61])" office:value-type="float" office:value="26867812" calcext:value-type="float">
            <text:p>26,867,812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62274" calcext:value-type="float">
            <text:p>62,274 </text:p>
          </table:table-cell>
          <table:table-cell table:style-name="ce12" office:value-type="float" office:value="59658" calcext:value-type="float">
            <text:p>59,65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7128204" calcext:value-type="float">
            <text:p>17,128,204 </text:p>
          </table:table-cell>
          <table:table-cell table:style-name="ce12" office:value-type="float" office:value="16810148" calcext:value-type="float">
            <text:p>16,810,14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315000" calcext:value-type="float">
            <text:p>315,000 </text:p>
          </table:table-cell>
          <table:table-cell table:style-name="ce12" office:value-type="float" office:value="300000" calcext:value-type="float">
            <text:p>3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3979000" calcext:value-type="float">
            <text:p>3,979,000 </text:p>
          </table:table-cell>
          <table:table-cell table:style-name="ce12" office:value-type="float" office:value="3979000" calcext:value-type="float">
            <text:p>3,97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60400" calcext:value-type="float">
            <text:p>260,400 </text:p>
          </table:table-cell>
          <table:table-cell table:style-name="ce12" office:value-type="float" office:value="253800" calcext:value-type="float">
            <text:p>253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361120" calcext:value-type="float">
            <text:p>361,120 </text:p>
          </table:table-cell>
          <table:table-cell table:style-name="ce12" office:value-type="float" office:value="361120" calcext:value-type="float">
            <text:p>361,1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584000" calcext:value-type="float">
            <text:p>584,000 </text:p>
          </table:table-cell>
          <table:table-cell table:style-name="ce12" office:value-type="float" office:value="577000" calcext:value-type="float">
            <text:p>57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80000" calcext:value-type="float">
            <text:p>80,000 </text:p>
          </table:table-cell>
          <table:table-cell table:style-name="ce1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3440000" calcext:value-type="float">
            <text:p>3,440,000 </text:p>
          </table:table-cell>
          <table:table-cell table:style-name="ce12" office:value-type="float" office:value="3440000" calcext:value-type="float">
            <text:p>3,44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016136" calcext:value-type="float">
            <text:p>1,016,136 </text:p>
          </table:table-cell>
          <table:table-cell table:style-name="ce12" office:value-type="float" office:value="1007086" calcext:value-type="float">
            <text:p>1,007,086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63:.D68])" office:value-type="float" office:value="20793050" calcext:value-type="float">
            <text:p>20,793,050 </text:p>
          </table:table-cell>
          <table:table-cell table:style-name="ce18" table:formula="of:=SUM([.E63:.E68])" office:value-type="float" office:value="20464000" calcext:value-type="float">
            <text:p>20,464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3153000" calcext:value-type="float">
            <text:p>3,153,000 </text:p>
          </table:table-cell>
          <table:table-cell table:style-name="ce12" office:value-type="float" office:value="3157000" calcext:value-type="float">
            <text:p>3,15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1333000" calcext:value-type="float">
            <text:p>11,333,000 </text:p>
          </table:table-cell>
          <table:table-cell table:style-name="ce12" office:value-type="float" office:value="11172000" calcext:value-type="float">
            <text:p>11,17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432450" calcext:value-type="float">
            <text:p>432,450 </text:p>
          </table:table-cell>
          <table:table-cell table:style-name="ce12" office:value-type="float" office:value="299400" calcext:value-type="float">
            <text:p>299,4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134600" calcext:value-type="float">
            <text:p>4,134,600 </text:p>
          </table:table-cell>
          <table:table-cell table:style-name="ce12" office:value-type="float" office:value="4099600" calcext:value-type="float">
            <text:p>4,099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180000" calcext:value-type="float">
            <text:p>1,180,000 </text:p>
          </table:table-cell>
          <table:table-cell table:style-name="ce12" office:value-type="float" office:value="1173000" calcext:value-type="float">
            <text:p>1,1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560000" calcext:value-type="float">
            <text:p>560,000 </text:p>
          </table:table-cell>
          <table:table-cell table:style-name="ce12" office:value-type="float" office:value="563000" calcext:value-type="float">
            <text:p>563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70:.D73])" office:value-type="float" office:value="2448078" calcext:value-type="float">
            <text:p>2,448,078 </text:p>
          </table:table-cell>
          <table:table-cell table:style-name="ce18" table:formula="of:=SUM([.E70:.E73])" office:value-type="float" office:value="2451927" calcext:value-type="float">
            <text:p>2,451,927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545160" calcext:value-type="float">
            <text:p>545,160 </text:p>
          </table:table-cell>
          <table:table-cell table:style-name="ce12" office:value-type="float" office:value="563655" calcext:value-type="float">
            <text:p>563,65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827241" calcext:value-type="float">
            <text:p>827,241 </text:p>
          </table:table-cell>
          <table:table-cell table:style-name="ce12" office:value-type="float" office:value="822828" calcext:value-type="float">
            <text:p>822,82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912500" calcext:value-type="float">
            <text:p>912,500 </text:p>
          </table:table-cell>
          <table:table-cell table:style-name="ce12" office:value-type="float" office:value="912500" calcext:value-type="float">
            <text:p>912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63177" calcext:value-type="float">
            <text:p>163,177 </text:p>
          </table:table-cell>
          <table:table-cell table:style-name="ce12" office:value-type="float" office:value="152944" calcext:value-type="float">
            <text:p>152,944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75:.D81])" office:value-type="float" office:value="15015589" calcext:value-type="float">
            <text:p>15,015,589 </text:p>
          </table:table-cell>
          <table:table-cell table:style-name="ce18" table:formula="of:=SUM([.E75:.E81])" office:value-type="float" office:value="14892263" calcext:value-type="float">
            <text:p>14,892,263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398000" calcext:value-type="float">
            <text:p>398,000 </text:p>
          </table:table-cell>
          <table:table-cell table:style-name="ce12" office:value-type="float" office:value="373000" calcext:value-type="float">
            <text:p>3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825000" calcext:value-type="float">
            <text:p>1,825,000 </text:p>
          </table:table-cell>
          <table:table-cell table:style-name="ce12" office:value-type="float" office:value="1804000" calcext:value-type="float">
            <text:p>1,80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5451000" calcext:value-type="float">
            <text:p>5,451,000 </text:p>
          </table:table-cell>
          <table:table-cell table:style-name="ce12" office:value-type="float" office:value="5400000" calcext:value-type="float">
            <text:p>5,4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73000" calcext:value-type="float">
            <text:p>273,000 </text:p>
          </table:table-cell>
          <table:table-cell table:style-name="ce12" office:value-type="float" office:value="273000" calcext:value-type="float">
            <text:p>2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1802120" calcext:value-type="float">
            <text:p>1,802,120 </text:p>
          </table:table-cell>
          <table:table-cell table:style-name="ce12" office:value-type="float" office:value="1734120" calcext:value-type="float">
            <text:p>1,734,1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3575369" calcext:value-type="float">
            <text:p>3,575,369 </text:p>
          </table:table-cell>
          <table:table-cell table:style-name="ce12" office:value-type="float" office:value="3616543" calcext:value-type="float">
            <text:p>3,616,543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691100" calcext:value-type="float">
            <text:p>1,691,100 </text:p>
          </table:table-cell>
          <table:table-cell table:style-name="ce12" office:value-type="float" office:value="1691600" calcext:value-type="float">
            <text:p>1,691,6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83:.D90])" office:value-type="float" office:value="1126683" calcext:value-type="float">
            <text:p>1,126,683 </text:p>
          </table:table-cell>
          <table:table-cell table:style-name="ce18" table:formula="of:=SUM([.E83:.E90])" office:value-type="float" office:value="1123538" calcext:value-type="float">
            <text:p>1,123,53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15550" calcext:value-type="float">
            <text:p>15,550 </text:p>
          </table:table-cell>
          <table:table-cell table:style-name="ce12" office:value-type="float" office:value="14640" calcext:value-type="float">
            <text:p>14,64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18700" calcext:value-type="float">
            <text:p>118,700 </text:p>
          </table:table-cell>
          <table:table-cell table:style-name="ce12" office:value-type="float" office:value="118700" calcext:value-type="float">
            <text:p>118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108000" calcext:value-type="float">
            <text:p>108,000 </text:p>
          </table:table-cell>
          <table:table-cell table:style-name="ce12" office:value-type="float" office:value="108000" calcext:value-type="float">
            <text:p>10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44760" calcext:value-type="float">
            <text:p>44,760 </text:p>
          </table:table-cell>
          <table:table-cell table:style-name="ce12" office:value-type="float" office:value="43760" calcext:value-type="float">
            <text:p>43,7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700000" calcext:value-type="float">
            <text:p>700,000 </text:p>
          </table:table-cell>
          <table:table-cell table:style-name="ce12" office:value-type="float" office:value="700000" calcext:value-type="float">
            <text:p>7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92123" calcext:value-type="float">
            <text:p>92,123 </text:p>
          </table:table-cell>
          <table:table-cell table:style-name="ce12" office:value-type="float" office:value="90888" calcext:value-type="float">
            <text:p>90,88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12400" calcext:value-type="float">
            <text:p>12,400 </text:p>
          </table:table-cell>
          <table:table-cell table:style-name="ce12" office:value-type="float" office:value="12400" calcext:value-type="float">
            <text:p>12,4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35150" calcext:value-type="float">
            <text:p>35,150 </text:p>
          </table:table-cell>
          <table:table-cell table:style-name="ce12" office:value-type="float" office:value="35150" calcext:value-type="float">
            <text:p>35,15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3: Expenditure on Consumer Goods</text:p>
          </table:table-cell>
          <table:table-cell table:style-name="ce17" table:formula="of:=SUM([.D93];[.D104];[.D111];[.D116];[.D124])" office:value-type="float" office:value="34881930" calcext:value-type="float">
            <text:p>34,881,930 </text:p>
          </table:table-cell>
          <table:table-cell table:style-name="ce18" table:formula="of:=SUM([.E93];[.E104];[.E111];[.E116];[.E124])" office:value-type="float" office:value="34301532" calcext:value-type="float">
            <text:p>34,301,532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94:.D103])" office:value-type="float" office:value="7644849" calcext:value-type="float">
            <text:p>7,644,849 </text:p>
          </table:table-cell>
          <table:table-cell table:style-name="ce18" table:formula="of:=SUM([.E94:.E103])" office:value-type="float" office:value="7542148" calcext:value-type="float">
            <text:p>7,542,14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17800" calcext:value-type="float">
            <text:p>17,800 </text:p>
          </table:table-cell>
          <table:table-cell table:style-name="ce12" office:value-type="float" office:value="17800" calcext:value-type="float">
            <text:p>17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4893735" calcext:value-type="float">
            <text:p>4,893,735 </text:p>
          </table:table-cell>
          <table:table-cell table:style-name="ce12" office:value-type="float" office:value="4802863" calcext:value-type="float">
            <text:p>4,802,863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319000" calcext:value-type="float">
            <text:p>319,000 </text:p>
          </table:table-cell>
          <table:table-cell table:style-name="ce12" office:value-type="float" office:value="309000" calcext:value-type="float">
            <text:p>30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1900000" calcext:value-type="float">
            <text:p>1,900,000 </text:p>
          </table:table-cell>
          <table:table-cell table:style-name="ce12" office:value-type="float" office:value="1900000" calcext:value-type="float">
            <text:p>1,9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7200" calcext:value-type="float">
            <text:p>27,200 </text:p>
          </table:table-cell>
          <table:table-cell table:style-name="ce12" office:value-type="float" office:value="27200" calcext:value-type="float">
            <text:p>27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33100" calcext:value-type="float">
            <text:p>33,100 </text:p>
          </table:table-cell>
          <table:table-cell table:style-name="ce12" office:value-type="float" office:value="33100" calcext:value-type="float">
            <text:p>33,1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50000" calcext:value-type="float">
            <text:p>150,000 </text:p>
          </table:table-cell>
          <table:table-cell table:style-name="ce12" office:value-type="float" office:value="150000" calcext:value-type="float">
            <text:p>1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7000" calcext:value-type="float">
            <text:p>7,000 </text:p>
          </table:table-cell>
          <table:table-cell table:style-name="ce12" office:value-type="float" office:value="7000" calcext:value-type="float">
            <text:p>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229700" calcext:value-type="float">
            <text:p>229,700 </text:p>
          </table:table-cell>
          <table:table-cell table:style-name="ce12" office:value-type="float" office:value="229700" calcext:value-type="float">
            <text:p>229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67314" calcext:value-type="float">
            <text:p>67,314 </text:p>
          </table:table-cell>
          <table:table-cell table:style-name="ce12" office:value-type="float" office:value="65485" calcext:value-type="float">
            <text:p>65,485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05:.D110])" office:value-type="float" office:value="13080500" calcext:value-type="float">
            <text:p>13,080,500 </text:p>
          </table:table-cell>
          <table:table-cell table:style-name="ce18" table:formula="of:=SUM([.E105:.E110])" office:value-type="float" office:value="12851500" calcext:value-type="float">
            <text:p>12,851,5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462000" calcext:value-type="float">
            <text:p>462,000 </text:p>
          </table:table-cell>
          <table:table-cell table:style-name="ce12" office:value-type="float" office:value="462000" calcext:value-type="float">
            <text:p>46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495000" calcext:value-type="float">
            <text:p>1,495,000 </text:p>
          </table:table-cell>
          <table:table-cell table:style-name="ce12" office:value-type="float" office:value="1475000" calcext:value-type="float">
            <text:p>1,4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143500" calcext:value-type="float">
            <text:p>143,500 </text:p>
          </table:table-cell>
          <table:table-cell table:style-name="ce12" office:value-type="float" office:value="134500" calcext:value-type="float">
            <text:p>134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0650000" calcext:value-type="float">
            <text:p>10,650,000 </text:p>
          </table:table-cell>
          <table:table-cell table:style-name="ce12" office:value-type="float" office:value="10450000" calcext:value-type="float">
            <text:p>10,4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280000" calcext:value-type="float">
            <text:p>280,000 </text:p>
          </table:table-cell>
          <table:table-cell table:style-name="ce12" office:value-type="float" office:value="280000" calcext:value-type="float">
            <text:p>2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50000" calcext:value-type="float">
            <text:p>50,000 </text:p>
          </table:table-cell>
          <table:table-cell table:style-name="ce12" office:value-type="float" office:value="50000" calcext:value-type="float">
            <text:p>5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12:.D115])" office:value-type="float" office:value="173399" calcext:value-type="float">
            <text:p>173,399 </text:p>
          </table:table-cell>
          <table:table-cell table:style-name="ce18" table:formula="of:=SUM([.E112:.E115])" office:value-type="float" office:value="173700" calcext:value-type="float">
            <text:p>173,7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67400" calcext:value-type="float">
            <text:p>67,400 </text:p>
          </table:table-cell>
          <table:table-cell table:style-name="ce12" office:value-type="float" office:value="67700" calcext:value-type="float">
            <text:p>67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4200" calcext:value-type="float">
            <text:p>24,200 </text:p>
          </table:table-cell>
          <table:table-cell table:style-name="ce12" office:value-type="float" office:value="24200" calcext:value-type="float">
            <text:p>24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69000" calcext:value-type="float">
            <text:p>69,000 </text:p>
          </table:table-cell>
          <table:table-cell table:style-name="ce12" office:value-type="float" office:value="69000" calcext:value-type="float">
            <text:p>6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2799" calcext:value-type="float">
            <text:p>12,799 </text:p>
          </table:table-cell>
          <table:table-cell table:style-name="ce12" office:value-type="float" office:value="12800" calcext:value-type="float">
            <text:p>12,8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17:.D123])" office:value-type="float" office:value="11808980" calcext:value-type="float">
            <text:p>11,808,980 </text:p>
          </table:table-cell>
          <table:table-cell table:style-name="ce18" table:formula="of:=SUM([.E117:.E123])" office:value-type="float" office:value="11581980" calcext:value-type="float">
            <text:p>11,581,98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114000" calcext:value-type="float">
            <text:p>114,000 </text:p>
          </table:table-cell>
          <table:table-cell table:style-name="ce12" office:value-type="float" office:value="114000" calcext:value-type="float">
            <text:p>1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700000" calcext:value-type="float">
            <text:p>700,000 </text:p>
          </table:table-cell>
          <table:table-cell table:style-name="ce12" office:value-type="float" office:value="685000" calcext:value-type="float">
            <text:p>6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7727000" calcext:value-type="float">
            <text:p>7,727,000 </text:p>
          </table:table-cell>
          <table:table-cell table:style-name="ce12" office:value-type="float" office:value="7514000" calcext:value-type="float">
            <text:p>7,5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647000" calcext:value-type="float">
            <text:p>2,647,000 </text:p>
          </table:table-cell>
          <table:table-cell table:style-name="ce12" office:value-type="float" office:value="2648000" calcext:value-type="float">
            <text:p>2,6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242530" calcext:value-type="float">
            <text:p>242,530 </text:p>
          </table:table-cell>
          <table:table-cell table:style-name="ce12" office:value-type="float" office:value="242530" calcext:value-type="float">
            <text:p>242,53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86550" calcext:value-type="float">
            <text:p>86,550 </text:p>
          </table:table-cell>
          <table:table-cell table:style-name="ce12" office:value-type="float" office:value="86550" calcext:value-type="float">
            <text:p>86,5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291900" calcext:value-type="float">
            <text:p>291,900 </text:p>
          </table:table-cell>
          <table:table-cell table:style-name="ce12" office:value-type="float" office:value="291900" calcext:value-type="float">
            <text:p>291,9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125:.D132])" office:value-type="float" office:value="2174202" calcext:value-type="float">
            <text:p>2,174,202 </text:p>
          </table:table-cell>
          <table:table-cell table:style-name="ce18" table:formula="of:=SUM([.E125:.E132])" office:value-type="float" office:value="2152204" calcext:value-type="float">
            <text:p>2,152,204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1760" calcext:value-type="float">
            <text:p>1,760 </text:p>
          </table:table-cell>
          <table:table-cell table:style-name="ce12" office:value-type="float" office:value="1660" calcext:value-type="float">
            <text:p>1,6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7395" calcext:value-type="float">
            <text:p>17,395 </text:p>
          </table:table-cell>
          <table:table-cell table:style-name="ce12" office:value-type="float" office:value="17350" calcext:value-type="float">
            <text:p>17,3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13000" calcext:value-type="float">
            <text:p>13,000 </text:p>
          </table:table-cell>
          <table:table-cell table:style-name="ce12" office:value-type="float" office:value="13000" calcext:value-type="float">
            <text:p>1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73920" calcext:value-type="float">
            <text:p>73,920 </text:p>
          </table:table-cell>
          <table:table-cell table:style-name="ce12" office:value-type="float" office:value="66920" calcext:value-type="float">
            <text:p>66,9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944000" calcext:value-type="float">
            <text:p>944,000 </text:p>
          </table:table-cell>
          <table:table-cell table:style-name="ce12" office:value-type="float" office:value="944000" calcext:value-type="float">
            <text:p>94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108527" calcext:value-type="float">
            <text:p>1,108,527 </text:p>
          </table:table-cell>
          <table:table-cell table:style-name="ce12" office:value-type="float" office:value="1093674" calcext:value-type="float">
            <text:p>1,093,67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5900" calcext:value-type="float">
            <text:p>5,900 </text:p>
          </table:table-cell>
          <table:table-cell table:style-name="ce12" office:value-type="float" office:value="5900" calcext:value-type="float">
            <text:p>5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9700" calcext:value-type="float">
            <text:p>9,700 </text:p>
          </table:table-cell>
          <table:table-cell table:style-name="ce12" office:value-type="float" office:value="9700" calcext:value-type="float">
            <text:p>9,7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4: Expenditure on Capital Goods</text:p>
          </table:table-cell>
          <table:table-cell table:style-name="ce17" table:formula="of:=SUM([.D135];[.D146];[.D153];[.D158];[.D166])" office:value-type="float" office:value="8532277" calcext:value-type="float">
            <text:p>8,532,277 </text:p>
          </table:table-cell>
          <table:table-cell table:style-name="ce18" table:formula="of:=SUM([.E135];[.E146];[.E153];[.E158];[.E166])" office:value-type="float" office:value="8942366" calcext:value-type="float">
            <text:p>8,942,366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36:.D145])" office:value-type="float" office:value="4553927" calcext:value-type="float">
            <text:p>4,553,927 </text:p>
          </table:table-cell>
          <table:table-cell table:style-name="ce18" table:formula="of:=SUM([.E136:.E145])" office:value-type="float" office:value="4511050" calcext:value-type="float">
            <text:p>4,511,05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0" calcext:value-type="float">
            <text:p>0 </text:p>
          </table:table-cell>
          <table:table-cell table:style-name="ce12"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732777" calcext:value-type="float">
            <text:p>1,732,777 </text:p>
          </table:table-cell>
          <table:table-cell table:style-name="ce12" office:value-type="float" office:value="1700600" calcext:value-type="float">
            <text:p>1,700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675000" calcext:value-type="float">
            <text:p>675,000 </text:p>
          </table:table-cell>
          <table:table-cell table:style-name="ce12" office:value-type="float" office:value="675000" calcext:value-type="float">
            <text:p>6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1600000" calcext:value-type="float">
            <text:p>1,600,000 </text:p>
          </table:table-cell>
          <table:table-cell table:style-name="ce12" office:value-type="float" office:value="1600000" calcext:value-type="float">
            <text:p>1,6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0000" calcext:value-type="float">
            <text:p>20,000 </text:p>
          </table:table-cell>
          <table:table-cell table:style-name="ce12" office:value-type="float" office:value="20000" calcext:value-type="float">
            <text:p>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21300" calcext:value-type="float">
            <text:p>21,300 </text:p>
          </table:table-cell>
          <table:table-cell table:style-name="ce12" office:value-type="float" office:value="13300" calcext:value-type="float">
            <text:p>13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3000" calcext:value-type="float">
            <text:p>3,000 </text:p>
          </table:table-cell>
          <table:table-cell table:style-name="ce12" office:value-type="float" office:value="4000" calcext:value-type="float">
            <text:p>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418300" calcext:value-type="float">
            <text:p>418,300 </text:p>
          </table:table-cell>
          <table:table-cell table:style-name="ce12" office:value-type="float" office:value="418300" calcext:value-type="float">
            <text:p>418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68550" calcext:value-type="float">
            <text:p>68,550 </text:p>
          </table:table-cell>
          <table:table-cell table:style-name="ce12" office:value-type="float" office:value="64850" calcext:value-type="float">
            <text:p>64,8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47:.D152])" office:value-type="float" office:value="2793950" calcext:value-type="float">
            <text:p>2,793,950 </text:p>
          </table:table-cell>
          <table:table-cell table:style-name="ce18" table:formula="of:=SUM([.E147:.E152])" office:value-type="float" office:value="3100600" calcext:value-type="float">
            <text:p>3,100,6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173500" calcext:value-type="float">
            <text:p>173,500 </text:p>
          </table:table-cell>
          <table:table-cell table:style-name="ce12" office:value-type="float" office:value="173500" calcext:value-type="float">
            <text:p>173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188000" calcext:value-type="float">
            <text:p>1,188,000 </text:p>
          </table:table-cell>
          <table:table-cell table:style-name="ce12" office:value-type="float" office:value="1278000" calcext:value-type="float">
            <text:p>1,27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651450" calcext:value-type="float">
            <text:p>651,450 </text:p>
          </table:table-cell>
          <table:table-cell table:style-name="ce12" office:value-type="float" office:value="868100" calcext:value-type="float">
            <text:p>868,1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681000" calcext:value-type="float">
            <text:p>681,000 </text:p>
          </table:table-cell>
          <table:table-cell table:style-name="ce12" office:value-type="float" office:value="681000" calcext:value-type="float">
            <text:p>68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72000" calcext:value-type="float">
            <text:p>72,000 </text:p>
          </table:table-cell>
          <table:table-cell table:style-name="ce12" office:value-type="float" office:value="72000" calcext:value-type="float">
            <text:p>7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28000" calcext:value-type="float">
            <text:p>28,000 </text:p>
          </table:table-cell>
          <table:table-cell table:style-name="ce12" office:value-type="float" office:value="28000" calcext:value-type="float">
            <text:p>2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54:.D157])" office:value-type="float" office:value="184985" calcext:value-type="float">
            <text:p>184,985 </text:p>
          </table:table-cell>
          <table:table-cell table:style-name="ce18" table:formula="of:=SUM([.E154:.E157])" office:value-type="float" office:value="248858" calcext:value-type="float">
            <text:p>248,85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17350" calcext:value-type="float">
            <text:p>17,350 </text:p>
          </table:table-cell>
          <table:table-cell table:style-name="ce12" office:value-type="float" office:value="75145" calcext:value-type="float">
            <text:p>75,14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4000" calcext:value-type="float">
            <text:p>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149000" calcext:value-type="float">
            <text:p>149,000 </text:p>
          </table:table-cell>
          <table:table-cell table:style-name="ce12" office:value-type="float" office:value="149000" calcext:value-type="float">
            <text:p>14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3635" calcext:value-type="float">
            <text:p>3,635 </text:p>
          </table:table-cell>
          <table:table-cell table:style-name="ce12" office:value-type="float" office:value="10713" calcext:value-type="float">
            <text:p>10,713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59:.D165])" office:value-type="float" office:value="835460" calcext:value-type="float">
            <text:p>835,460 </text:p>
          </table:table-cell>
          <table:table-cell table:style-name="ce18" table:formula="of:=SUM([.E159:.E165])" office:value-type="float" office:value="917460" calcext:value-type="float">
            <text:p>917,46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126000" calcext:value-type="float">
            <text:p>126,000 </text:p>
          </table:table-cell>
          <table:table-cell table:style-name="ce12" office:value-type="float" office:value="130000" calcext:value-type="float">
            <text:p>1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28000" calcext:value-type="float">
            <text:p>128,000 </text:p>
          </table:table-cell>
          <table:table-cell table:style-name="ce12" office:value-type="float" office:value="128000" calcext:value-type="float">
            <text:p>12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350000" calcext:value-type="float">
            <text:p>350,000 </text:p>
          </table:table-cell>
          <table:table-cell table:style-name="ce12" office:value-type="float" office:value="350000" calcext:value-type="float">
            <text:p>3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0000" calcext:value-type="float">
            <text:p>20,000 </text:p>
          </table:table-cell>
          <table:table-cell table:style-name="ce12" office:value-type="float" office:value="30000" calcext:value-type="float">
            <text:p>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71860" calcext:value-type="float">
            <text:p>71,860 </text:p>
          </table:table-cell>
          <table:table-cell table:style-name="ce12" office:value-type="float" office:value="139860" calcext:value-type="float">
            <text:p>139,8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83550" calcext:value-type="float">
            <text:p>83,550 </text:p>
          </table:table-cell>
          <table:table-cell table:style-name="ce12" office:value-type="float" office:value="83550" calcext:value-type="float">
            <text:p>83,5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56050" calcext:value-type="float">
            <text:p>56,050 </text:p>
          </table:table-cell>
          <table:table-cell table:style-name="ce12" office:value-type="float" office:value="56050" calcext:value-type="float">
            <text:p>56,0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167:.D174])" office:value-type="float" office:value="163955" calcext:value-type="float">
            <text:p>163,955 </text:p>
          </table:table-cell>
          <table:table-cell table:style-name="ce18" table:formula="of:=SUM([.E167:.E174])" office:value-type="float" office:value="164398" calcext:value-type="float">
            <text:p>164,39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400" calcext:value-type="float">
            <text:p>400 </text:p>
          </table:table-cell>
          <table:table-cell table:style-name="ce12" office:value-type="float" office:value="300" calcext:value-type="float">
            <text:p>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0000" calcext:value-type="float">
            <text:p>10,000 </text:p>
          </table:table-cell>
          <table:table-cell table:style-name="ce12" office:value-type="float" office:value="11645" calcext:value-type="float">
            <text:p>11,64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4000" calcext:value-type="float">
            <text:p>4,000 </text:p>
          </table:table-cell>
          <table:table-cell table:style-name="ce12" office:value-type="float" office:value="4000" calcext:value-type="float">
            <text:p>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3800" calcext:value-type="float">
            <text:p>3,800 </text:p>
          </table:table-cell>
          <table:table-cell table:style-name="ce12" office:value-type="float" office:value="3800" calcext:value-type="float">
            <text:p>3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60000" calcext:value-type="float">
            <text:p>60,000 </text:p>
          </table:table-cell>
          <table:table-cell table:style-name="ce12" office:value-type="float" office:value="60000" calcext:value-type="float">
            <text:p>6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82255" calcext:value-type="float">
            <text:p>82,255 </text:p>
          </table:table-cell>
          <table:table-cell table:style-name="ce12" office:value-type="float" office:value="81153" calcext:value-type="float">
            <text:p>81,153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2200" calcext:value-type="float">
            <text:p>2,200 </text:p>
          </table:table-cell>
          <table:table-cell table:style-name="ce12" office:value-type="float" office:value="2200" calcext:value-type="float">
            <text:p>2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1300" calcext:value-type="float">
            <text:p>1,300 </text:p>
          </table:table-cell>
          <table:table-cell table:style-name="ce12" office:value-type="float" office:value="1300" calcext:value-type="float">
            <text:p>1,3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5: Maintenance Expenses</text:p>
          </table:table-cell>
          <table:table-cell table:style-name="ce17" table:formula="of:=SUM([.D177];[.D188];[.D195];[.D200];[.D208])" office:value-type="float" office:value="25032043" calcext:value-type="float">
            <text:p>25,032,043 </text:p>
          </table:table-cell>
          <table:table-cell table:style-name="ce18" table:formula="of:=SUM([.E177];[.E188];[.E195];[.E200];[.E208])" office:value-type="float" office:value="24732824" calcext:value-type="float">
            <text:p>24,732,824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78:.D187])" office:value-type="float" office:value="16513142" calcext:value-type="float">
            <text:p>16,513,142 </text:p>
          </table:table-cell>
          <table:table-cell table:style-name="ce18" table:formula="of:=SUM([.E178:.E187])" office:value-type="float" office:value="16274876" calcext:value-type="float">
            <text:p>16,274,876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3300" calcext:value-type="float">
            <text:p>3,300 </text:p>
          </table:table-cell>
          <table:table-cell table:style-name="ce12" office:value-type="float" office:value="3300" calcext:value-type="float">
            <text:p>3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2160822" calcext:value-type="float">
            <text:p>12,160,822 </text:p>
          </table:table-cell>
          <table:table-cell table:style-name="ce12" office:value-type="float" office:value="11935006" calcext:value-type="float">
            <text:p>11,935,006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165000" calcext:value-type="float">
            <text:p>165,000 </text:p>
          </table:table-cell>
          <table:table-cell table:style-name="ce12" office:value-type="float" office:value="165000" calcext:value-type="float">
            <text:p>1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3400000" calcext:value-type="float">
            <text:p>3,400,000 </text:p>
          </table:table-cell>
          <table:table-cell table:style-name="ce12" office:value-type="float" office:value="3400000" calcext:value-type="float">
            <text:p>3,4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4000" calcext:value-type="float">
            <text:p>14,000 </text:p>
          </table:table-cell>
          <table:table-cell table:style-name="ce12" office:value-type="float" office:value="14000" calcext:value-type="float">
            <text:p>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129070" calcext:value-type="float">
            <text:p>129,070 </text:p>
          </table:table-cell>
          <table:table-cell table:style-name="ce12" office:value-type="float" office:value="82070" calcext:value-type="float">
            <text:p>82,07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285000" calcext:value-type="float">
            <text:p>285,000 </text:p>
          </table:table-cell>
          <table:table-cell table:style-name="ce12" office:value-type="float" office:value="285000" calcext:value-type="float">
            <text:p>2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6000" calcext:value-type="float">
            <text:p>6,000 </text:p>
          </table:table-cell>
          <table:table-cell table:style-name="ce12" office:value-type="float" office:value="6000" calcext:value-type="float">
            <text:p>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235600" calcext:value-type="float">
            <text:p>235,600 </text:p>
          </table:table-cell>
          <table:table-cell table:style-name="ce12" office:value-type="float" office:value="235600" calcext:value-type="float">
            <text:p>235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14350" calcext:value-type="float">
            <text:p>114,350 </text:p>
          </table:table-cell>
          <table:table-cell table:style-name="ce12" office:value-type="float" office:value="148900" calcext:value-type="float">
            <text:p>148,9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89:.D194])" office:value-type="float" office:value="3449400" calcext:value-type="float">
            <text:p>3,449,400 </text:p>
          </table:table-cell>
          <table:table-cell table:style-name="ce18" table:formula="of:=SUM([.E189:.E194])" office:value-type="float" office:value="3423400" calcext:value-type="float">
            <text:p>3,423,4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18500" calcext:value-type="float">
            <text:p>218,500 </text:p>
          </table:table-cell>
          <table:table-cell table:style-name="ce12" office:value-type="float" office:value="218500" calcext:value-type="float">
            <text:p>218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888000" calcext:value-type="float">
            <text:p>888,000 </text:p>
          </table:table-cell>
          <table:table-cell table:style-name="ce12" office:value-type="float" office:value="939000" calcext:value-type="float">
            <text:p>93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12000" calcext:value-type="float">
            <text:p>12,000 </text:p>
          </table:table-cell>
          <table:table-cell table:style-name="ce12"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2100900" calcext:value-type="float">
            <text:p>2,100,900 </text:p>
          </table:table-cell>
          <table:table-cell table:style-name="ce12" office:value-type="float" office:value="2035900" calcext:value-type="float">
            <text:p>2,035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55000" calcext:value-type="float">
            <text:p>155,000 </text:p>
          </table:table-cell>
          <table:table-cell table:style-name="ce12" office:value-type="float" office:value="155000" calcext:value-type="float">
            <text:p>1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75000" calcext:value-type="float">
            <text:p>75,000 </text:p>
          </table:table-cell>
          <table:table-cell table:style-name="ce12" office:value-type="float" office:value="75000" calcext:value-type="float">
            <text:p>7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96:.D199])" office:value-type="float" office:value="441869" calcext:value-type="float">
            <text:p>441,869 </text:p>
          </table:table-cell>
          <table:table-cell table:style-name="ce18" table:formula="of:=SUM([.E196:.E199])" office:value-type="float" office:value="429021" calcext:value-type="float">
            <text:p>429,02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75121" calcext:value-type="float">
            <text:p>75,121 </text:p>
          </table:table-cell>
          <table:table-cell table:style-name="ce12" office:value-type="float" office:value="58818" calcext:value-type="float">
            <text:p>58,81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8600" calcext:value-type="float">
            <text:p>28,600 </text:p>
          </table:table-cell>
          <table:table-cell table:style-name="ce12" office:value-type="float" office:value="28600" calcext:value-type="float">
            <text:p>28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299500" calcext:value-type="float">
            <text:p>299,500 </text:p>
          </table:table-cell>
          <table:table-cell table:style-name="ce12" office:value-type="float" office:value="299500" calcext:value-type="float">
            <text:p>299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38648" calcext:value-type="float">
            <text:p>38,648 </text:p>
          </table:table-cell>
          <table:table-cell table:style-name="ce12" office:value-type="float" office:value="42103" calcext:value-type="float">
            <text:p>42,103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201:.D207])" office:value-type="float" office:value="4199850" calcext:value-type="float">
            <text:p>4,199,850 </text:p>
          </table:table-cell>
          <table:table-cell table:style-name="ce18" table:formula="of:=SUM([.E201:.E207])" office:value-type="float" office:value="4176646" calcext:value-type="float">
            <text:p>4,176,646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218000" calcext:value-type="float">
            <text:p>218,000 </text:p>
          </table:table-cell>
          <table:table-cell table:style-name="ce12" office:value-type="float" office:value="218000" calcext:value-type="float">
            <text:p>21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518000" calcext:value-type="float">
            <text:p>518,000 </text:p>
          </table:table-cell>
          <table:table-cell table:style-name="ce12" office:value-type="float" office:value="518000" calcext:value-type="float">
            <text:p>51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1339000" calcext:value-type="float">
            <text:p>1,339,000 </text:p>
          </table:table-cell>
          <table:table-cell table:style-name="ce12" office:value-type="float" office:value="1326000" calcext:value-type="float">
            <text:p>1,32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37000" calcext:value-type="float">
            <text:p>37,000 </text:p>
          </table:table-cell>
          <table:table-cell table:style-name="ce12" office:value-type="float" office:value="37000" calcext:value-type="float">
            <text:p>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320800" calcext:value-type="float">
            <text:p>320,800 </text:p>
          </table:table-cell>
          <table:table-cell table:style-name="ce12" office:value-type="float" office:value="320800" calcext:value-type="float">
            <text:p>320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742400" calcext:value-type="float">
            <text:p>742,400 </text:p>
          </table:table-cell>
          <table:table-cell table:style-name="ce12" office:value-type="float" office:value="732196" calcext:value-type="float">
            <text:p>732,196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024650" calcext:value-type="float">
            <text:p>1,024,650 </text:p>
          </table:table-cell>
          <table:table-cell table:style-name="ce12" office:value-type="float" office:value="1024650" calcext:value-type="float">
            <text:p>1,024,6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209:.D216])" office:value-type="float" office:value="427782" calcext:value-type="float">
            <text:p>427,782 </text:p>
          </table:table-cell>
          <table:table-cell table:style-name="ce18" table:formula="of:=SUM([.E209:.E216])" office:value-type="float" office:value="428881" calcext:value-type="float">
            <text:p>428,88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200" calcext:value-type="float">
            <text:p>200 </text:p>
          </table:table-cell>
          <table:table-cell table:style-name="ce12" office:value-type="float" office:value="200" calcext:value-type="float">
            <text:p>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40389" calcext:value-type="float">
            <text:p>40,389 </text:p>
          </table:table-cell>
          <table:table-cell table:style-name="ce12" office:value-type="float" office:value="43000" calcext:value-type="float">
            <text:p>4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235000" calcext:value-type="float">
            <text:p>235,000 </text:p>
          </table:table-cell>
          <table:table-cell table:style-name="ce12" office:value-type="float" office:value="235000" calcext:value-type="float">
            <text:p>23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11700" calcext:value-type="float">
            <text:p>11,700 </text:p>
          </table:table-cell>
          <table:table-cell table:style-name="ce12" office:value-type="float" office:value="11700" calcext:value-type="float">
            <text:p>11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30000" calcext:value-type="float">
            <text:p>30,000 </text:p>
          </table:table-cell>
          <table:table-cell table:style-name="ce12" office:value-type="float" office:value="30000" calcext:value-type="float">
            <text:p>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93293" calcext:value-type="float">
            <text:p>93,293 </text:p>
          </table:table-cell>
          <table:table-cell table:style-name="ce12" office:value-type="float" office:value="92181" calcext:value-type="float">
            <text:p>92,181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10000" calcext:value-type="float">
            <text:p>10,000 </text:p>
          </table:table-cell>
          <table:table-cell table:style-name="ce12" office:value-type="float" office:value="9600" calcext:value-type="float">
            <text:p>9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7200" calcext:value-type="float">
            <text:p>7,200 </text:p>
          </table:table-cell>
          <table:table-cell table:style-name="ce12" office:value-type="float" office:value="7200" calcext:value-type="float">
            <text:p>7,2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6: Transfer Expenses</text:p>
          </table:table-cell>
          <table:table-cell table:style-name="ce17" table:formula="of:=SUM([.D219];[.D221])" office:value-type="float" office:value="60336000" calcext:value-type="float">
            <text:p>60,336,000 </text:p>
          </table:table-cell>
          <table:table-cell table:style-name="ce18" table:formula="of:=SUM([.E219];[.E221])" office:value-type="float" office:value="62317000" calcext:value-type="float">
            <text:p>62,317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20])" office:value-type="float" office:value="1055000" calcext:value-type="float">
            <text:p>1,055,000 </text:p>
          </table:table-cell>
          <table:table-cell table:style-name="ce18" table:formula="of:=SUM([.E220])" office:value-type="float" office:value="1055000" calcext:value-type="float">
            <text:p>1,05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055000" calcext:value-type="float">
            <text:p>1,055,000 </text:p>
          </table:table-cell>
          <table:table-cell table:style-name="ce12" office:value-type="float" office:value="1055000" calcext:value-type="float">
            <text:p>1,05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</text:p>
          </table:table-cell>
          <table:table-cell table:style-name="ce15" office:value-type="string" calcext:value-type="string">
            <text:p>Transfer Budget</text:p>
          </table:table-cell>
          <table:table-cell table:style-name="ce17" table:formula="of:=SUM([.D222:.D231];[.D235:.D239])" office:value-type="float" office:value="59281000" calcext:value-type="float">
            <text:p>59,281,000 </text:p>
          </table:table-cell>
          <table:table-cell table:style-name="ce18" table:formula="of:=SUM([.E222:.E231];[.E235:.E239])" office:value-type="float" office:value="61262000" calcext:value-type="float">
            <text:p>61,26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office:value-type="float" office:value="8453000" calcext:value-type="float">
            <text:p>8,453,000 </text:p>
          </table:table-cell>
          <table:table-cell table:style-name="ce12" office:value-type="float" office:value="8453000" calcext:value-type="float">
            <text:p>8,45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office:value-type="float" office:value="1741000" calcext:value-type="float">
            <text:p>1,741,000 </text:p>
          </table:table-cell>
          <table:table-cell table:style-name="ce12" office:value-type="float" office:value="1741000" calcext:value-type="float">
            <text:p>1,74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0</text:p>
          </table:table-cell>
          <table:table-cell table:style-name="ce24" office:value-type="string" calcext:value-type="string">
            <text:p>Radio &amp; TV Corporation</text:p>
          </table:table-cell>
          <table:table-cell office:value-type="float" office:value="9055000" calcext:value-type="float">
            <text:p>9,055,000 </text:p>
          </table:table-cell>
          <table:table-cell table:style-name="ce12" office:value-type="float" office:value="9055000" calcext:value-type="float">
            <text:p>9,0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4</text:p>
          </table:table-cell>
          <table:table-cell table:style-name="ce24" office:value-type="string" calcext:value-type="string">
            <text:p>Bahrain Center for Research &amp; Study</text:p>
          </table:table-cell>
          <table:table-cell office:value-type="float" office:value="548000" calcext:value-type="float">
            <text:p>548,000 </text:p>
          </table:table-cell>
          <table:table-cell table:style-name="ce12" office:value-type="float" office:value="548000" calcext:value-type="float">
            <text:p>5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7</text:p>
          </table:table-cell>
          <table:table-cell table:style-name="ce24" office:value-type="string" calcext:value-type="string">
            <text:p>Sunni Awqaf</text:p>
          </table:table-cell>
          <table:table-cell office:value-type="float" office:value="420000" calcext:value-type="float">
            <text:p>420,000 </text:p>
          </table:table-cell>
          <table:table-cell table:style-name="ce1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8</text:p>
          </table:table-cell>
          <table:table-cell table:style-name="ce24" office:value-type="string" calcext:value-type="string">
            <text:p>Ja'afari Awqaf</text:p>
          </table:table-cell>
          <table:table-cell office:value-type="float" office:value="420000" calcext:value-type="float">
            <text:p>420,000 </text:p>
          </table:table-cell>
          <table:table-cell table:style-name="ce1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0</text:p>
          </table:table-cell>
          <table:table-cell table:style-name="ce24" office:value-type="string" calcext:value-type="string">
            <text:p>Bahrain University</text:p>
          </table:table-cell>
          <table:table-cell office:value-type="float" office:value="11037000" calcext:value-type="float">
            <text:p>11,037,000 </text:p>
          </table:table-cell>
          <table:table-cell table:style-name="ce12" office:value-type="float" office:value="11037000" calcext:value-type="float">
            <text:p>11,0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5</text:p>
          </table:table-cell>
          <table:table-cell table:style-name="ce24" office:value-type="string" calcext:value-type="string">
            <text:p>Bait al-Qura'an</text:p>
          </table:table-cell>
          <table:table-cell office:value-type="float" office:value="76000" calcext:value-type="float">
            <text:p>76,000 </text:p>
          </table:table-cell>
          <table:table-cell table:style-name="ce12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7</text:p>
          </table:table-cell>
          <table:table-cell table:style-name="ce24" office:value-type="string" calcext:value-type="string">
            <text:p>Shura Council</text:p>
          </table:table-cell>
          <table:table-cell office:value-type="float" office:value="1458000" calcext:value-type="float">
            <text:p>1,458,000 </text:p>
          </table:table-cell>
          <table:table-cell table:style-name="ce12" office:value-type="float" office:value="1458000" calcext:value-type="float">
            <text:p>1,45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232:.D234])" office:value-type="float" office:value="17391000" calcext:value-type="float">
            <text:p>17,391,000 </text:p>
          </table:table-cell>
          <table:table-cell table:style-name="ce18" table:formula="of:=SUM([.E232:.E234])" office:value-type="float" office:value="19372000" calcext:value-type="float">
            <text:p>19,37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Emergency Expenses</text:p>
          </table:table-cell>
          <table:table-cell office:value-type="float" office:value="4500000" calcext:value-type="float">
            <text:p>4,500,000 </text:p>
          </table:table-cell>
          <table:table-cell table:style-name="ce12" office:value-type="float" office:value="4500000" calcext:value-type="float">
            <text:p>4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Contribution to GCC</text:p>
          </table:table-cell>
          <table:table-cell office:value-type="float" office:value="1520000" calcext:value-type="float">
            <text:p>1,520,000 </text:p>
          </table:table-cell>
          <table:table-cell table:style-name="ce12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Local Transfers</text:p>
          </table:table-cell>
          <table:table-cell office:value-type="float" office:value="11371000" calcext:value-type="float">
            <text:p>11,371,000 </text:p>
          </table:table-cell>
          <table:table-cell table:style-name="ce12" office:value-type="float" office:value="13352000" calcext:value-type="float">
            <text:p>13,3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office:value-type="float" office:value="1932000" calcext:value-type="float">
            <text:p>1,932,000 </text:p>
          </table:table-cell>
          <table:table-cell table:style-name="ce12" office:value-type="float" office:value="1932000" calcext:value-type="float">
            <text:p>1,9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1</text:p>
          </table:table-cell>
          <table:table-cell table:style-name="ce24" office:value-type="string" calcext:value-type="string">
            <text:p>High Council for Islamic Affair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office:value-type="float" office:value="2000000" calcext:value-type="float">
            <text:p>2,000,000 </text:p>
          </table:table-cell>
          <table:table-cell table:style-name="ce12" office:value-type="float" office:value="2000000" calcext:value-type="float">
            <text:p>2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5</text:p>
          </table:table-cell>
          <table:table-cell office:value-type="string" calcext:value-type="string">
            <text:p>UNDP</text:p>
          </table:table-cell>
          <table:table-cell office:value-type="float" office:value="750000" calcext:value-type="float">
            <text:p>750,000 </text:p>
          </table:table-cell>
          <table:table-cell table:style-name="ce12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6</text:p>
          </table:table-cell>
          <table:table-cell table:style-name="ce24" office:value-type="string" calcext:value-type="string">
            <text:p>High Council for Vocational Training</text:p>
          </table:table-cell>
          <table:table-cell office:value-type="float" office:value="2500000" calcext:value-type="float">
            <text:p>2,500,000 </text:p>
          </table:table-cell>
          <table:table-cell table:style-name="ce12" office:value-type="float" office:value="2500000" calcext:value-type="float">
            <text:p>2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7: Subsidies &amp; Interest Payments</text:p>
          </table:table-cell>
          <table:table-cell table:style-name="ce17" table:formula="of:=SUM([.D242];[.D246];[.D252])" office:value-type="float" office:value="63152164" calcext:value-type="float">
            <text:p>63,152,164 </text:p>
          </table:table-cell>
          <table:table-cell table:style-name="ce18" table:formula="of:=SUM([.E242];[.E246];[.E252])" office:value-type="float" office:value="62512129" calcext:value-type="float">
            <text:p>62,512,129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243:.D245])" office:value-type="float" office:value="246664" calcext:value-type="float">
            <text:p>246,664 </text:p>
          </table:table-cell>
          <table:table-cell table:style-name="ce18" table:formula="of:=SUM([.E243:.E245])" office:value-type="float" office:value="246629" calcext:value-type="float">
            <text:p>246,629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223164" calcext:value-type="float">
            <text:p>223,164 </text:p>
          </table:table-cell>
          <table:table-cell table:style-name="ce12" office:value-type="float" office:value="223129" calcext:value-type="float">
            <text:p>223,129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8500" calcext:value-type="float">
            <text:p>8,500 </text:p>
          </table:table-cell>
          <table:table-cell table:style-name="ce12" office:value-type="float" office:value="8500" calcext:value-type="float">
            <text:p>8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47:.D251])" office:value-type="float" office:value="4935500" calcext:value-type="float">
            <text:p>4,935,500 </text:p>
          </table:table-cell>
          <table:table-cell table:style-name="ce18" table:formula="of:=SUM([.E247:.E251])" office:value-type="float" office:value="4935500" calcext:value-type="float">
            <text:p>4,935,5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80000" calcext:value-type="float">
            <text:p>80,000 </text:p>
          </table:table-cell>
          <table:table-cell table:style-name="ce1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3000" calcext:value-type="float">
            <text:p>13,000 </text:p>
          </table:table-cell>
          <table:table-cell table:style-name="ce12" office:value-type="float" office:value="13000" calcext:value-type="float">
            <text:p>1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0500" calcext:value-type="float">
            <text:p>10,500 </text:p>
          </table:table-cell>
          <table:table-cell table:style-name="ce12" office:value-type="float" office:value="10500" calcext:value-type="float">
            <text:p>10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00" calcext:value-type="float">
            <text:p>3,800,000 </text:p>
          </table:table-cell>
          <table:table-cell table:style-name="ce12" office:value-type="float" office:value="3800000" calcext:value-type="float">
            <text:p>3,8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032000" calcext:value-type="float">
            <text:p>1,032,000 </text:p>
          </table:table-cell>
          <table:table-cell table:style-name="ce12" office:value-type="float" office:value="1032000" calcext:value-type="float">
            <text:p>1,032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Transfer Budget</text:p>
          </table:table-cell>
          <table:table-cell table:style-name="ce17" table:formula="of:=SUM([.D253:.D254])" office:value-type="float" office:value="57970000" calcext:value-type="float">
            <text:p>57,970,000 </text:p>
          </table:table-cell>
          <table:table-cell table:style-name="ce18" table:formula="of:=SUM([.E253:.E254])" office:value-type="float" office:value="57330000" calcext:value-type="float">
            <text:p>57,33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34</text:p>
          </table:table-cell>
          <table:table-cell table:style-name="ce24" office:value-type="string" calcext:value-type="string">
            <text:p>Subsidie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255])" office:value-type="float" office:value="56470000" calcext:value-type="float">
            <text:p>56,470,000 </text:p>
          </table:table-cell>
          <table:table-cell table:style-name="ce18" table:formula="of:=SUM([.E255])" office:value-type="float" office:value="55830000" calcext:value-type="float">
            <text:p>55,83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Payment of Interest on Loans</text:p>
          </table:table-cell>
          <table:table-cell office:value-type="float" office:value="56470000" calcext:value-type="float">
            <text:p>56,470,000 </text:p>
          </table:table-cell>
          <table:table-cell table:style-name="ce12" office:value-type="float" office:value="55830000" calcext:value-type="float">
            <text:p>55,83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 Recurrent Expenditure</text:p>
          </table:table-cell>
          <table:table-cell table:style-name="ce9" table:formula="of:=SUM([.D8];[.D50];[.D92];[.D134];[.D176];[.D218];[.D241])" office:value-type="float" office:value="675000000" calcext:value-type="float">
            <text:p>675,000,000 </text:p>
          </table:table-cell>
          <table:table-cell table:style-name="ce13" table:formula="of:=SUM([.E8];[.E50];[.E92];[.E134];[.E176];[.E218];[.E241])" office:value-type="float" office:value="663000000" calcext:value-type="float">
            <text:p>663,000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Chapter 8: Project Expenditure</text:p>
          </table:table-cell>
          <table:table-cell table:style-name="ce9" office:value-type="float" office:value="160000000" calcext:value-type="float">
            <text:p>160,000,000 </text:p>
          </table:table-cell>
          <table:table-cell table:style-name="ce13" office:value-type="float" office:value="160000000" calcext:value-type="float">
            <text:p>160,000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 Expenditure</text:p>
          </table:table-cell>
          <table:table-cell table:style-name="ce9" table:formula="of:=SUM([.D257:.D258])" office:value-type="float" office:value="835000000" calcext:value-type="float">
            <text:p>835,000,000 </text:p>
          </table:table-cell>
          <table:table-cell table:style-name="ce13" table:formula="of:=SUM([.E257:.E258])" office:value-type="float" office:value="823000000" calcext:value-type="float">
            <text:p>823,000,000 </text:p>
          </table:table-cell>
          <table:table-cell table:style-name="ce15" table:number-columns-repeated="1019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General Expenditure'.B7:'General Expenditure'.E2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PakType Naqsh" style:font-family-complex="'PakType Naqsh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3:50:57.512459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48:20.983326656</meta:creation-date>
    <meta:generator>LibreOffice/5.2.2.2$Linux_X86_64 LibreOffice_project/20m0$Build-2</meta:generator>
    <dc:date>2017-06-16T13:52:23.916278622</dc:date>
    <meta:editing-duration>P1DT3H45M55S</meta:editing-duration>
    <meta:editing-cycles>32</meta:editing-cycles>
    <meta:document-statistic meta:table-count="4" meta:cell-count="1406" meta:object-count="0"/>
  </office:meta>
</office:document-meta>
</file>